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4406in" svg:height="6.6169in" svg:x="1.5713in" svg:y="6.2181in">
            <draw:object draw:notify-on-update-of-ranges="Sheet1.A1:Sheet1.A1200 Sheet1.B1:Sheet1.B1200 Sheet1.C1:Sheet1.C12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7425in" svg:height="5.9343in" svg:x="1.6035in" svg:y="0.0421in">
            <draw:object draw:notify-on-update-of-ranges="Sheet1.A450:Sheet1.A750 Sheet1.B450:Sheet1.B750 Sheet1.C450:Sheet1.C7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3" calcext:value-type="float">
            <text:p>1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3" calcext:value-type="float">
            <text:p>15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4" calcext:value-type="float">
            <text:p>15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1" calcext:value-type="float">
            <text:p>10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2" calcext:value-type="float">
            <text:p>11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9" calcext:value-type="float">
            <text:p>15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3" calcext:value-type="float">
            <text:p>6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8" calcext:value-type="float">
            <text:p>13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5" calcext:value-type="float">
            <text:p>17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0" calcext:value-type="float">
            <text:p>8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9" calcext:value-type="float">
            <text:p>19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7" calcext:value-type="float">
            <text:p>9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1" calcext:value-type="float">
            <text:p>11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6" calcext:value-type="float">
            <text:p>22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4" calcext:value-type="float">
            <text:p>16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73" calcext:value-type="float">
            <text:p>27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87" calcext:value-type="float">
            <text:p>28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7" calcext:value-type="float">
            <text:p>14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7" calcext:value-type="float">
            <text:p>13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5" calcext:value-type="float">
            <text:p>18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8" calcext:value-type="float">
            <text:p>14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7" calcext:value-type="float">
            <text:p>13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2" calcext:value-type="float">
            <text:p>25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5" calcext:value-type="float">
            <text:p>2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1" calcext:value-type="float">
            <text:p>19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3" calcext:value-type="float">
            <text:p>22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88" calcext:value-type="float">
            <text:p>38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9" calcext:value-type="float">
            <text:p>2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4" calcext:value-type="float">
            <text:p>27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9" calcext:value-type="float">
            <text:p>39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8" calcext:value-type="float">
            <text:p>21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7" calcext:value-type="float">
            <text:p>39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6" calcext:value-type="float">
            <text:p>42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0" calcext:value-type="float">
            <text:p>19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2" calcext:value-type="float">
            <text:p>23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1" calcext:value-type="float">
            <text:p>29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7" calcext:value-type="float">
            <text:p>25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4" calcext:value-type="float">
            <text:p>18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97" calcext:value-type="float">
            <text:p>3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19" calcext:value-type="float">
            <text:p>31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9" calcext:value-type="float">
            <text:p>2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4" calcext:value-type="float">
            <text:p>2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3" calcext:value-type="float">
            <text:p>24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" calcext:value-type="float">
            <text:p>22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46" calcext:value-type="float">
            <text:p>54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54" calcext:value-type="float">
            <text:p>65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14" calcext:value-type="float">
            <text:p>314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5" calcext:value-type="float">
            <text:p>32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80" calcext:value-type="float">
            <text:p>48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3" calcext:value-type="float">
            <text:p>41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21" calcext:value-type="float">
            <text:p>621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94" calcext:value-type="float">
            <text:p>59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0" calcext:value-type="float">
            <text:p>44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38" calcext:value-type="float">
            <text:p>43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74" calcext:value-type="float">
            <text:p>67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93" calcext:value-type="float">
            <text:p>69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6" calcext:value-type="float">
            <text:p>42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1" calcext:value-type="float">
            <text:p>43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24" calcext:value-type="float">
            <text:p>624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43" calcext:value-type="float">
            <text:p>44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89" calcext:value-type="float">
            <text:p>6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92" calcext:value-type="float">
            <text:p>6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49" calcext:value-type="float">
            <text:p>44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62" calcext:value-type="float">
            <text:p>46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05" calcext:value-type="float">
            <text:p>60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48" calcext:value-type="float">
            <text:p>44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07" calcext:value-type="float">
            <text:p>40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45" calcext:value-type="float">
            <text:p>74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95" calcext:value-type="float">
            <text:p>69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1" calcext:value-type="float">
            <text:p>43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67" calcext:value-type="float">
            <text:p>46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59" calcext:value-type="float">
            <text:p>659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90" calcext:value-type="float">
            <text:p>49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19" calcext:value-type="float">
            <text:p>919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70" calcext:value-type="float">
            <text:p>77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90" calcext:value-type="float">
            <text:p>49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78" calcext:value-type="float">
            <text:p>678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99" calcext:value-type="float">
            <text:p>49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65" calcext:value-type="float">
            <text:p>46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42" calcext:value-type="float">
            <text:p>94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18" calcext:value-type="float">
            <text:p>81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2" calcext:value-type="float">
            <text:p>47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31" calcext:value-type="float">
            <text:p>53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78" calcext:value-type="float">
            <text:p>678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64" calcext:value-type="float">
            <text:p>56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7" calcext:value-type="float">
            <text:p>507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9" calcext:value-type="float">
            <text:p>1009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38" calcext:value-type="float">
            <text:p>938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41" calcext:value-type="float">
            <text:p>54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76" calcext:value-type="float">
            <text:p>67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55" calcext:value-type="float">
            <text:p>85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4" calcext:value-type="float">
            <text:p>71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61" calcext:value-type="float">
            <text:p>6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60" calcext:value-type="float">
            <text:p>126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160" calcext:value-type="float">
            <text:p>1160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59" calcext:value-type="float">
            <text:p>65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57" calcext:value-type="float">
            <text:p>757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100" calcext:value-type="float">
            <text:p>110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71" calcext:value-type="float">
            <text:p>77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08" calcext:value-type="float">
            <text:p>8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67" calcext:value-type="float">
            <text:p>1567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61" calcext:value-type="float">
            <text:p>1361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98" calcext:value-type="float">
            <text:p>798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49" calcext:value-type="float">
            <text:p>94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41" calcext:value-type="float">
            <text:p>124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88" calcext:value-type="float">
            <text:p>888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84" calcext:value-type="float">
            <text:p>88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593" calcext:value-type="float">
            <text:p>1593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267" calcext:value-type="float">
            <text:p>1267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47" calcext:value-type="float">
            <text:p>947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62" calcext:value-type="float">
            <text:p>106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99" calcext:value-type="float">
            <text:p>1399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45" calcext:value-type="float">
            <text:p>1045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71" calcext:value-type="float">
            <text:p>1071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07" calcext:value-type="float">
            <text:p>1907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01" calcext:value-type="float">
            <text:p>1601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28" calcext:value-type="float">
            <text:p>102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51" calcext:value-type="float">
            <text:p>1351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18" calcext:value-type="float">
            <text:p>1518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96" calcext:value-type="float">
            <text:p>1096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68" calcext:value-type="float">
            <text:p>1268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84" calcext:value-type="float">
            <text:p>2284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821" calcext:value-type="float">
            <text:p>1821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14" calcext:value-type="float">
            <text:p>1214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51" calcext:value-type="float">
            <text:p>1551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14" calcext:value-type="float">
            <text:p>1914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09" calcext:value-type="float">
            <text:p>1309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62" calcext:value-type="float">
            <text:p>136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36" calcext:value-type="float">
            <text:p>2536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71" calcext:value-type="float">
            <text:p>2071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290" calcext:value-type="float">
            <text:p>1290</text:p>
          </table:table-cell>
          <table:table-cell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765" calcext:value-type="float">
            <text:p>1765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70" calcext:value-type="float">
            <text:p>2170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36" calcext:value-type="float">
            <text:p>1536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841" calcext:value-type="float">
            <text:p>1841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62" calcext:value-type="float">
            <text:p>3562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572" calcext:value-type="float">
            <text:p>1572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67" calcext:value-type="float">
            <text:p>2267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21" calcext:value-type="float">
            <text:p>2621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31" calcext:value-type="float">
            <text:p>193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78" calcext:value-type="float">
            <text:p>207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005" calcext:value-type="float">
            <text:p>400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25" calcext:value-type="float">
            <text:p>3225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05" calcext:value-type="float">
            <text:p>1905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78" calcext:value-type="float">
            <text:p>2678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72" calcext:value-type="float">
            <text:p>3072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07" calcext:value-type="float">
            <text:p>2207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46" calcext:value-type="float">
            <text:p>2246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335" calcext:value-type="float">
            <text:p>4335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439" calcext:value-type="float">
            <text:p>3439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20" calcext:value-type="float">
            <text:p>2120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48" calcext:value-type="float">
            <text:p>2748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386" calcext:value-type="float">
            <text:p>3386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03" calcext:value-type="float">
            <text:p>2403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95" calcext:value-type="float">
            <text:p>2695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81" calcext:value-type="float">
            <text:p>4681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538" calcext:value-type="float">
            <text:p>3538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94" calcext:value-type="float">
            <text:p>2294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194" calcext:value-type="float">
            <text:p>3194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577" calcext:value-type="float">
            <text:p>3577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81" calcext:value-type="float">
            <text:p>2581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99" calcext:value-type="float">
            <text:p>2899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14" calcext:value-type="float">
            <text:p>5514</text:p>
          </table:table-cell>
          <table:table-cell office:value-type="float" office:value="7422" calcext:value-type="float">
            <text:p>74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877" calcext:value-type="float">
            <text:p>3877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08" calcext:value-type="float">
            <text:p>2708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50" calcext:value-type="float">
            <text:p>355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058" calcext:value-type="float">
            <text:p>4058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21" calcext:value-type="float">
            <text:p>2821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214" calcext:value-type="float">
            <text:p>3214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001" calcext:value-type="float">
            <text:p>6001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576" calcext:value-type="float">
            <text:p>457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28" calcext:value-type="float">
            <text:p>2928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997" calcext:value-type="float">
            <text:p>3997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585" calcext:value-type="float">
            <text:p>4585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32" calcext:value-type="float">
            <text:p>3332</text:p>
          </table:table-cell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40" calcext:value-type="float">
            <text:p>384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151" calcext:value-type="float">
            <text:p>7151</text:p>
          </table:table-cell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0" calcext:value-type="float">
            <text:p>4920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210" calcext:value-type="float">
            <text:p>3210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26" calcext:value-type="float">
            <text:p>422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04" calcext:value-type="float">
            <text:p>4904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02" calcext:value-type="float">
            <text:p>3602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371" calcext:value-type="float">
            <text:p>4371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902" calcext:value-type="float">
            <text:p>7902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15" calcext:value-type="float">
            <text:p>5615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61" calcext:value-type="float">
            <text:p>3661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3" calcext:value-type="float">
            <text:p>501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842" calcext:value-type="float">
            <text:p>5842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17" calcext:value-type="float">
            <text:p>4217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89" calcext:value-type="float">
            <text:p>4989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305" calcext:value-type="float">
            <text:p>9305</text:p>
          </table:table-cell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442" calcext:value-type="float">
            <text:p>6442</text:p>
          </table:table-cell>
          <table:table-cell office:value-type="float" office:value="7401" calcext:value-type="float">
            <text:p>740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89" calcext:value-type="float">
            <text:p>4489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195" calcext:value-type="float">
            <text:p>6195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897" calcext:value-type="float">
            <text:p>6897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18" calcext:value-type="float">
            <text:p>5018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253" calcext:value-type="float">
            <text:p>6253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438" calcext:value-type="float">
            <text:p>11438</text:p>
          </table:table-cell>
          <table:table-cell office:value-type="float" office:value="13356" calcext:value-type="float">
            <text:p>133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516" calcext:value-type="float">
            <text:p>7516</text:p>
          </table:table-cell>
          <table:table-cell office:value-type="float" office:value="7991" calcext:value-type="float">
            <text:p>79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92" calcext:value-type="float">
            <text:p>5392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280" calcext:value-type="float">
            <text:p>7280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828" calcext:value-type="float">
            <text:p>7828</text:p>
          </table:table-cell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707" calcext:value-type="float">
            <text:p>5707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700" calcext:value-type="float">
            <text:p>6700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964" calcext:value-type="float">
            <text:p>12964</text:p>
          </table:table-cell>
          <table:table-cell office:value-type="float" office:value="15871" calcext:value-type="float">
            <text:p>1587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316" calcext:value-type="float">
            <text:p>8316</text:p>
          </table:table-cell>
          <table:table-cell office:value-type="float" office:value="9432" calcext:value-type="float">
            <text:p>94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725" calcext:value-type="float">
            <text:p>5725</text:p>
          </table:table-cell>
          <table:table-cell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962" calcext:value-type="float">
            <text:p>7962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697" calcext:value-type="float">
            <text:p>8697</text:p>
          </table:table-cell>
          <table:table-cell office:value-type="float" office:value="9120" calcext:value-type="float">
            <text:p>91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177" calcext:value-type="float">
            <text:p>6177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059" calcext:value-type="float">
            <text:p>8059</text:p>
          </table:table-cell>
          <table:table-cell office:value-type="float" office:value="8295" calcext:value-type="float">
            <text:p>829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393" calcext:value-type="float">
            <text:p>15393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623" calcext:value-type="float">
            <text:p>9623</text:p>
          </table:table-cell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44" calcext:value-type="float">
            <text:p>6644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267" calcext:value-type="float">
            <text:p>9267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034" calcext:value-type="float">
            <text:p>1003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162" calcext:value-type="float">
            <text:p>7162</text:p>
          </table:table-cell>
          <table:table-cell office:value-type="float" office:value="6378" calcext:value-type="float">
            <text:p>637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147" calcext:value-type="float">
            <text:p>9147</text:p>
          </table:table-cell>
          <table:table-cell office:value-type="float" office:value="9356" calcext:value-type="float">
            <text:p>935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8325" calcext:value-type="float">
            <text:p>18325</text:p>
          </table:table-cell>
          <table:table-cell office:value-type="float" office:value="21878" calcext:value-type="float">
            <text:p>218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658" calcext:value-type="float">
            <text:p>10658</text:p>
          </table:table-cell>
          <table:table-cell office:value-type="float" office:value="11987" calcext:value-type="float">
            <text:p>1198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451" calcext:value-type="float">
            <text:p>7451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993" calcext:value-type="float">
            <text:p>10993</text:p>
          </table:table-cell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1845" calcext:value-type="float">
            <text:p>11845</text:p>
          </table:table-cell>
          <table:table-cell office:value-type="float" office:value="11843" calcext:value-type="float">
            <text:p>1184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606" calcext:value-type="float">
            <text:p>860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133" calcext:value-type="float">
            <text:p>11133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994" calcext:value-type="float">
            <text:p>21994</text:p>
          </table:table-cell>
          <table:table-cell office:value-type="float" office:value="26995" calcext:value-type="float">
            <text:p>2699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3138" calcext:value-type="float">
            <text:p>13138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205" calcext:value-type="float">
            <text:p>9205</text:p>
          </table:table-cell>
          <table:table-cell office:value-type="float" office:value="7514" calcext:value-type="float">
            <text:p>75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223" calcext:value-type="float">
            <text:p>12223</text:p>
          </table:table-cell>
          <table:table-cell office:value-type="float" office:value="11949" calcext:value-type="float">
            <text:p>1194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3497" calcext:value-type="float">
            <text:p>13497</text:p>
          </table:table-cell>
          <table:table-cell office:value-type="float" office:value="12943" calcext:value-type="float">
            <text:p>1294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434" calcext:value-type="float">
            <text:p>10434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474" calcext:value-type="float">
            <text:p>13474</text:p>
          </table:table-cell>
          <table:table-cell office:value-type="float" office:value="13437" calcext:value-type="float">
            <text:p>134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973" calcext:value-type="float">
            <text:p>26973</text:p>
          </table:table-cell>
          <table:table-cell office:value-type="float" office:value="32932" calcext:value-type="float">
            <text:p>329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5658" calcext:value-type="float">
            <text:p>15658</text:p>
          </table:table-cell>
          <table:table-cell office:value-type="float" office:value="16123" calcext:value-type="float">
            <text:p>161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890" calcext:value-type="float">
            <text:p>10890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81" calcext:value-type="float">
            <text:p>14481</text:p>
          </table:table-cell>
          <table:table-cell office:value-type="float" office:value="14013" calcext:value-type="float">
            <text:p>140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5762" calcext:value-type="float">
            <text:p>15762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228" calcext:value-type="float">
            <text:p>12228</text:p>
          </table:table-cell>
          <table:table-cell office:value-type="float" office:value="10357" calcext:value-type="float">
            <text:p>1035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339" calcext:value-type="float">
            <text:p>16339</text:p>
          </table:table-cell>
          <table:table-cell office:value-type="float" office:value="16603" calcext:value-type="float">
            <text:p>166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4224" calcext:value-type="float">
            <text:p>34224</text:p>
          </table:table-cell>
          <table:table-cell office:value-type="float" office:value="40362" calcext:value-type="float">
            <text:p>4036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8515" calcext:value-type="float">
            <text:p>18515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690" calcext:value-type="float">
            <text:p>12690</text:p>
          </table:table-cell>
          <table:table-cell office:value-type="float" office:value="10386" calcext:value-type="float">
            <text:p>103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6598" calcext:value-type="float">
            <text:p>16598</text:p>
          </table:table-cell>
          <table:table-cell office:value-type="float" office:value="16388" calcext:value-type="float">
            <text:p>1638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618" calcext:value-type="float">
            <text:p>17618</text:p>
          </table:table-cell>
          <table:table-cell office:value-type="float" office:value="16713" calcext:value-type="float">
            <text:p>167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864" calcext:value-type="float">
            <text:p>13864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241" calcext:value-type="float">
            <text:p>19241</text:p>
          </table:table-cell>
          <table:table-cell office:value-type="float" office:value="25530" calcext:value-type="float">
            <text:p>2553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9904" calcext:value-type="float">
            <text:p>39904</text:p>
          </table:table-cell>
          <table:table-cell office:value-type="float" office:value="49433" calcext:value-type="float">
            <text:p>4943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269" calcext:value-type="float">
            <text:p>21269</text:p>
          </table:table-cell>
          <table:table-cell office:value-type="float" office:value="23289" calcext:value-type="float">
            <text:p>2328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15" calcext:value-type="float">
            <text:p>14515</text:p>
          </table:table-cell>
          <table:table-cell office:value-type="float" office:value="11757" calcext:value-type="float">
            <text:p>117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8759" calcext:value-type="float">
            <text:p>18759</text:p>
          </table:table-cell>
          <table:table-cell office:value-type="float" office:value="18227" calcext:value-type="float">
            <text:p>182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552" calcext:value-type="float">
            <text:p>19552</text:p>
          </table:table-cell>
          <table:table-cell office:value-type="float" office:value="19295" calcext:value-type="float">
            <text:p>1929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225" calcext:value-type="float">
            <text:p>16225</text:p>
          </table:table-cell>
          <table:table-cell office:value-type="float" office:value="12609" calcext:value-type="float">
            <text:p>1260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976" calcext:value-type="float">
            <text:p>22976</text:p>
          </table:table-cell>
          <table:table-cell office:value-type="float" office:value="25975" calcext:value-type="float">
            <text:p>2597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0307" calcext:value-type="float">
            <text:p>50307</text:p>
          </table:table-cell>
          <table:table-cell office:value-type="float" office:value="63787" calcext:value-type="float">
            <text:p>637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360" calcext:value-type="float">
            <text:p>25360</text:p>
          </table:table-cell>
          <table:table-cell office:value-type="float" office:value="27228" calcext:value-type="float">
            <text:p>2722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117" calcext:value-type="float">
            <text:p>17117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1757" calcext:value-type="float">
            <text:p>21757</text:p>
          </table:table-cell>
          <table:table-cell office:value-type="float" office:value="21356" calcext:value-type="float">
            <text:p>213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890" calcext:value-type="float">
            <text:p>22890</text:p>
          </table:table-cell>
          <table:table-cell office:value-type="float" office:value="22168" calcext:value-type="float">
            <text:p>2216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093" calcext:value-type="float">
            <text:p>19093</text:p>
          </table:table-cell>
          <table:table-cell office:value-type="float" office:value="15819" calcext:value-type="float">
            <text:p>1581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7348" calcext:value-type="float">
            <text:p>27348</text:p>
          </table:table-cell>
          <table:table-cell office:value-type="float" office:value="27714" calcext:value-type="float">
            <text:p>277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2718" calcext:value-type="float">
            <text:p>62718</text:p>
          </table:table-cell>
          <table:table-cell office:value-type="float" office:value="75035" calcext:value-type="float">
            <text:p>75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9975" calcext:value-type="float">
            <text:p>29975</text:p>
          </table:table-cell>
          <table:table-cell office:value-type="float" office:value="31689" calcext:value-type="float">
            <text:p>3168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173" calcext:value-type="float">
            <text:p>21173</text:p>
          </table:table-cell>
          <table:table-cell office:value-type="float" office:value="16430" calcext:value-type="float">
            <text:p>1643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6035" calcext:value-type="float">
            <text:p>26035</text:p>
          </table:table-cell>
          <table:table-cell office:value-type="float" office:value="24066" calcext:value-type="float">
            <text:p>2406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668" calcext:value-type="float">
            <text:p>26668</text:p>
          </table:table-cell>
          <table:table-cell office:value-type="float" office:value="24381" calcext:value-type="float">
            <text:p>2438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958" calcext:value-type="float">
            <text:p>22958</text:p>
          </table:table-cell>
          <table:table-cell office:value-type="float" office:value="17928" calcext:value-type="float">
            <text:p>179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4948" calcext:value-type="float">
            <text:p>34948</text:p>
          </table:table-cell>
          <table:table-cell office:value-type="float" office:value="33064" calcext:value-type="float">
            <text:p>3306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0015" calcext:value-type="float">
            <text:p>80015</text:p>
          </table:table-cell>
          <table:table-cell office:value-type="float" office:value="89143" calcext:value-type="float">
            <text:p>8914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7483" calcext:value-type="float">
            <text:p>37483</text:p>
          </table:table-cell>
          <table:table-cell office:value-type="float" office:value="39220" calcext:value-type="float">
            <text:p>3922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3737" calcext:value-type="float">
            <text:p>23737</text:p>
          </table:table-cell>
          <table:table-cell office:value-type="float" office:value="24519" calcext:value-type="float">
            <text:p>245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4509" calcext:value-type="float">
            <text:p>24509</text:p>
          </table:table-cell>
          <table:table-cell office:value-type="float" office:value="19339" calcext:value-type="float">
            <text:p>193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6391" calcext:value-type="float">
            <text:p>26391</text:p>
          </table:table-cell>
          <table:table-cell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6296" calcext:value-type="float">
            <text:p>26296</text:p>
          </table:table-cell>
          <table:table-cell office:value-type="float" office:value="19065" calcext:value-type="float">
            <text:p>1906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446" calcext:value-type="float">
            <text:p>50446</text:p>
          </table:table-cell>
          <table:table-cell office:value-type="float" office:value="49245" calcext:value-type="float">
            <text:p>4924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0378" calcext:value-type="float">
            <text:p>110378</text:p>
          </table:table-cell>
          <table:table-cell office:value-type="float" office:value="125665" calcext:value-type="float">
            <text:p>12566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3195" calcext:value-type="float">
            <text:p>53195</text:p>
          </table:table-cell>
          <table:table-cell office:value-type="float" office:value="60773" calcext:value-type="float">
            <text:p>6077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1822" calcext:value-type="float">
            <text:p>31822</text:p>
          </table:table-cell>
          <table:table-cell office:value-type="float" office:value="22856" calcext:value-type="float">
            <text:p>2285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9161" calcext:value-type="float">
            <text:p>29161</text:p>
          </table:table-cell>
          <table:table-cell office:value-type="float" office:value="24613" calcext:value-type="float">
            <text:p>246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6702" calcext:value-type="float">
            <text:p>26702</text:p>
          </table:table-cell>
          <table:table-cell office:value-type="float" office:value="23832" calcext:value-type="float">
            <text:p>2383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362" calcext:value-type="float">
            <text:p>20362</text:p>
          </table:table-cell>
          <table:table-cell office:value-type="float" office:value="15897" calcext:value-type="float">
            <text:p>158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1186" calcext:value-type="float">
            <text:p>21186</text:p>
          </table:table-cell>
          <table:table-cell office:value-type="float" office:value="14440" calcext:value-type="float">
            <text:p>1444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6540" calcext:value-type="float">
            <text:p>26540</text:p>
          </table:table-cell>
          <table:table-cell office:value-type="float" office:value="16998" calcext:value-type="float">
            <text:p>1699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2723" calcext:value-type="float">
            <text:p>32723</text:p>
          </table:table-cell>
          <table:table-cell office:value-type="float" office:value="20429" calcext:value-type="float">
            <text:p>2042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1277" calcext:value-type="float">
            <text:p>51277</text:p>
          </table:table-cell>
          <table:table-cell office:value-type="float" office:value="35960" calcext:value-type="float">
            <text:p>3596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5049" calcext:value-type="float">
            <text:p>395049</text:p>
          </table:table-cell>
          <table:table-cell office:value-type="float" office:value="364447" calcext:value-type="float">
            <text:p>3644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0826" calcext:value-type="float">
            <text:p>50826</text:p>
          </table:table-cell>
          <table:table-cell office:value-type="float" office:value="36752" calcext:value-type="float">
            <text:p>3675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4145" calcext:value-type="float">
            <text:p>34145</text:p>
          </table:table-cell>
          <table:table-cell office:value-type="float" office:value="19761" calcext:value-type="float">
            <text:p>1976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344" calcext:value-type="float">
            <text:p>25344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659" calcext:value-type="float">
            <text:p>20659</text:p>
          </table:table-cell>
          <table:table-cell office:value-type="float" office:value="14657" calcext:value-type="float">
            <text:p>1465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871" calcext:value-type="float">
            <text:p>20871</text:p>
          </table:table-cell>
          <table:table-cell office:value-type="float" office:value="15566" calcext:value-type="float">
            <text:p>155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7693" calcext:value-type="float">
            <text:p>27693</text:p>
          </table:table-cell>
          <table:table-cell office:value-type="float" office:value="23421" calcext:value-type="float">
            <text:p>2342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9325" calcext:value-type="float">
            <text:p>29325</text:p>
          </table:table-cell>
          <table:table-cell office:value-type="float" office:value="24054" calcext:value-type="float">
            <text:p>2405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409" calcext:value-type="float">
            <text:p>30409</text:p>
          </table:table-cell>
          <table:table-cell office:value-type="float" office:value="23202" calcext:value-type="float">
            <text:p>232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3956" calcext:value-type="float">
            <text:p>53956</text:p>
          </table:table-cell>
          <table:table-cell office:value-type="float" office:value="54419" calcext:value-type="float">
            <text:p>5441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16471" calcext:value-type="float">
            <text:p>116471</text:p>
          </table:table-cell>
          <table:table-cell office:value-type="float" office:value="138571" calcext:value-type="float">
            <text:p>13857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0533" calcext:value-type="float">
            <text:p>50533</text:p>
          </table:table-cell>
          <table:table-cell office:value-type="float" office:value="52783" calcext:value-type="float">
            <text:p>5278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609" calcext:value-type="float">
            <text:p>26609</text:p>
          </table:table-cell>
          <table:table-cell office:value-type="float" office:value="19353" calcext:value-type="float">
            <text:p>1935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693" calcext:value-type="float">
            <text:p>26693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4804" calcext:value-type="float">
            <text:p>24804</text:p>
          </table:table-cell>
          <table:table-cell office:value-type="float" office:value="19279" calcext:value-type="float">
            <text:p>1927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58" calcext:value-type="float">
            <text:p>22558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8337" calcext:value-type="float">
            <text:p>38337</text:p>
          </table:table-cell>
          <table:table-cell office:value-type="float" office:value="35932" calcext:value-type="float">
            <text:p>3593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3990" calcext:value-type="float">
            <text:p>83990</text:p>
          </table:table-cell>
          <table:table-cell office:value-type="float" office:value="87990" calcext:value-type="float">
            <text:p>8799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4921" calcext:value-type="float">
            <text:p>34921</text:p>
          </table:table-cell>
          <table:table-cell office:value-type="float" office:value="32568" calcext:value-type="float">
            <text:p>3256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687" calcext:value-type="float">
            <text:p>22687</text:p>
          </table:table-cell>
          <table:table-cell office:value-type="float" office:value="16977" calcext:value-type="float">
            <text:p>1697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829" calcext:value-type="float">
            <text:p>26829</text:p>
          </table:table-cell>
          <table:table-cell office:value-type="float" office:value="24671" calcext:value-type="float">
            <text:p>2467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525" calcext:value-type="float">
            <text:p>25525</text:p>
          </table:table-cell>
          <table:table-cell office:value-type="float" office:value="24035" calcext:value-type="float">
            <text:p>2403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896" calcext:value-type="float">
            <text:p>19896</text:p>
          </table:table-cell>
          <table:table-cell office:value-type="float" office:value="15826" calcext:value-type="float">
            <text:p>1582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1007" calcext:value-type="float">
            <text:p>31007</text:p>
          </table:table-cell>
          <table:table-cell office:value-type="float" office:value="30657" calcext:value-type="float">
            <text:p>3065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6586" calcext:value-type="float">
            <text:p>66586</text:p>
          </table:table-cell>
          <table:table-cell office:value-type="float" office:value="73568" calcext:value-type="float">
            <text:p>7356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8099" calcext:value-type="float">
            <text:p>28099</text:p>
          </table:table-cell>
          <table:table-cell office:value-type="float" office:value="26757" calcext:value-type="float">
            <text:p>2675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8257" calcext:value-type="float">
            <text:p>18257</text:p>
          </table:table-cell>
          <table:table-cell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945" calcext:value-type="float">
            <text:p>22945</text:p>
          </table:table-cell>
          <table:table-cell office:value-type="float" office:value="21970" calcext:value-type="float">
            <text:p>2197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732" calcext:value-type="float">
            <text:p>21732</text:p>
          </table:table-cell>
          <table:table-cell office:value-type="float" office:value="21145" calcext:value-type="float">
            <text:p>211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6100" calcext:value-type="float">
            <text:p>16100</text:p>
          </table:table-cell>
          <table:table-cell office:value-type="float" office:value="13905" calcext:value-type="float">
            <text:p>139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797" calcext:value-type="float">
            <text:p>25797</text:p>
          </table:table-cell>
          <table:table-cell office:value-type="float" office:value="25751" calcext:value-type="float">
            <text:p>257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614" calcext:value-type="float">
            <text:p>53614</text:p>
          </table:table-cell>
          <table:table-cell office:value-type="float" office:value="57914" calcext:value-type="float">
            <text:p>579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3209" calcext:value-type="float">
            <text:p>23209</text:p>
          </table:table-cell>
          <table:table-cell office:value-type="float" office:value="21759" calcext:value-type="float">
            <text:p>217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481" calcext:value-type="float">
            <text:p>15481</text:p>
          </table:table-cell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562" calcext:value-type="float">
            <text:p>20562</text:p>
          </table:table-cell>
          <table:table-cell office:value-type="float" office:value="19054" calcext:value-type="float">
            <text:p>1905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188" calcext:value-type="float">
            <text:p>19188</text:p>
          </table:table-cell>
          <table:table-cell office:value-type="float" office:value="18197" calcext:value-type="float">
            <text:p>1819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3943" calcext:value-type="float">
            <text:p>13943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1263" calcext:value-type="float">
            <text:p>21263</text:p>
          </table:table-cell>
          <table:table-cell office:value-type="float" office:value="21472" calcext:value-type="float">
            <text:p>2147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3070" calcext:value-type="float">
            <text:p>43070</text:p>
          </table:table-cell>
          <table:table-cell office:value-type="float" office:value="46731" calcext:value-type="float">
            <text:p>467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166" calcext:value-type="float">
            <text:p>19166</text:p>
          </table:table-cell>
          <table:table-cell office:value-type="float" office:value="17571" calcext:value-type="float">
            <text:p>1757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046" calcext:value-type="float">
            <text:p>13046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7085" calcext:value-type="float">
            <text:p>17085</text:p>
          </table:table-cell>
          <table:table-cell office:value-type="float" office:value="16752" calcext:value-type="float">
            <text:p>1675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6234" calcext:value-type="float">
            <text:p>16234</text:p>
          </table:table-cell>
          <table:table-cell office:value-type="float" office:value="15751" calcext:value-type="float">
            <text:p>1575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650" calcext:value-type="float">
            <text:p>11650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8054" calcext:value-type="float">
            <text:p>18054</text:p>
          </table:table-cell>
          <table:table-cell office:value-type="float" office:value="17779" calcext:value-type="float">
            <text:p>1777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3991" calcext:value-type="float">
            <text:p>33991</text:p>
          </table:table-cell>
          <table:table-cell office:value-type="float" office:value="37091" calcext:value-type="float">
            <text:p>3709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646" calcext:value-type="float">
            <text:p>15646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320" calcext:value-type="float">
            <text:p>11320</text:p>
          </table:table-cell>
          <table:table-cell office:value-type="float" office:value="9151" calcext:value-type="float">
            <text:p>915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492" calcext:value-type="float">
            <text:p>15492</text:p>
          </table:table-cell>
          <table:table-cell office:value-type="float" office:value="14696" calcext:value-type="float">
            <text:p>1469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665" calcext:value-type="float">
            <text:p>14665</text:p>
          </table:table-cell>
          <table:table-cell office:value-type="float" office:value="13132" calcext:value-type="float">
            <text:p>131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834" calcext:value-type="float">
            <text:p>9834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901" calcext:value-type="float">
            <text:p>14901</text:p>
          </table:table-cell>
          <table:table-cell office:value-type="float" office:value="15410" calcext:value-type="float">
            <text:p>154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7031" calcext:value-type="float">
            <text:p>27031</text:p>
          </table:table-cell>
          <table:table-cell office:value-type="float" office:value="30247" calcext:value-type="float">
            <text:p>302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3117" calcext:value-type="float">
            <text:p>13117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583" calcext:value-type="float">
            <text:p>9583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411" calcext:value-type="float">
            <text:p>13411</text:p>
          </table:table-cell>
          <table:table-cell office:value-type="float" office:value="13058" calcext:value-type="float">
            <text:p>130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2445" calcext:value-type="float">
            <text:p>12445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23" calcext:value-type="float">
            <text:p>8723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3526" calcext:value-type="float">
            <text:p>13526</text:p>
          </table:table-cell>
          <table:table-cell office:value-type="float" office:value="13925" calcext:value-type="float">
            <text:p>139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3086" calcext:value-type="float">
            <text:p>23086</text:p>
          </table:table-cell>
          <table:table-cell office:value-type="float" office:value="25549" calcext:value-type="float">
            <text:p>2554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234" calcext:value-type="float">
            <text:p>11234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041" calcext:value-type="float">
            <text:p>8041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1133" calcext:value-type="float">
            <text:p>11133</text:p>
          </table:table-cell>
          <table:table-cell office:value-type="float" office:value="11775" calcext:value-type="float">
            <text:p>1177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817" calcext:value-type="float">
            <text:p>10817</text:p>
          </table:table-cell>
          <table:table-cell office:value-type="float" office:value="10914" calcext:value-type="float">
            <text:p>109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418" calcext:value-type="float">
            <text:p>7418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488" calcext:value-type="float">
            <text:p>11488</text:p>
          </table:table-cell>
          <table:table-cell office:value-type="float" office:value="12267" calcext:value-type="float">
            <text:p>122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8718" calcext:value-type="float">
            <text:p>18718</text:p>
          </table:table-cell>
          <table:table-cell office:value-type="float" office:value="21916" calcext:value-type="float">
            <text:p>219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564" calcext:value-type="float">
            <text:p>9564</text:p>
          </table:table-cell>
          <table:table-cell office:value-type="float" office:value="9709" calcext:value-type="float">
            <text:p>970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405" calcext:value-type="float">
            <text:p>7405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320" calcext:value-type="float">
            <text:p>10320</text:p>
          </table:table-cell>
          <table:table-cell office:value-type="float" office:value="10659" calcext:value-type="float">
            <text:p>106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379" calcext:value-type="float">
            <text:p>9379</text:p>
          </table:table-cell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23" calcext:value-type="float">
            <text:p>6623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697" calcext:value-type="float">
            <text:p>9697</text:p>
          </table:table-cell>
          <table:table-cell office:value-type="float" office:value="10430" calcext:value-type="float">
            <text:p>1043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649" calcext:value-type="float">
            <text:p>15649</text:p>
          </table:table-cell>
          <table:table-cell office:value-type="float" office:value="18919" calcext:value-type="float">
            <text:p>1891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021" calcext:value-type="float">
            <text:p>8021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263" calcext:value-type="float">
            <text:p>6263</text:p>
          </table:table-cell>
          <table:table-cell office:value-type="float" office:value="5605" calcext:value-type="float">
            <text:p>560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822" calcext:value-type="float">
            <text:p>8822</text:p>
          </table:table-cell>
          <table:table-cell office:value-type="float" office:value="8784" calcext:value-type="float">
            <text:p>878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207" calcext:value-type="float">
            <text:p>8207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704" calcext:value-type="float">
            <text:p>5704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299" calcext:value-type="float">
            <text:p>8299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60" calcext:value-type="float">
            <text:p>12860</text:p>
          </table:table-cell>
          <table:table-cell office:value-type="float" office:value="15558" calcext:value-type="float">
            <text:p>1555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842" calcext:value-type="float">
            <text:p>6842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334" calcext:value-type="float">
            <text:p>5334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607" calcext:value-type="float">
            <text:p>7607</text:p>
          </table:table-cell>
          <table:table-cell office:value-type="float" office:value="7874" calcext:value-type="float">
            <text:p>78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922" calcext:value-type="float">
            <text:p>6922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08" calcext:value-type="float">
            <text:p>4908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488" calcext:value-type="float">
            <text:p>7488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428" calcext:value-type="float">
            <text:p>11428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16" calcext:value-type="float">
            <text:p>5916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701" calcext:value-type="float">
            <text:p>4701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32" calcext:value-type="float">
            <text:p>6732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023" calcext:value-type="float">
            <text:p>6023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44" calcext:value-type="float">
            <text:p>4244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342" calcext:value-type="float">
            <text:p>6342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707" calcext:value-type="float">
            <text:p>9707</text:p>
          </table:table-cell>
          <table:table-cell office:value-type="float" office:value="12677" calcext:value-type="float">
            <text:p>1267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277" calcext:value-type="float">
            <text:p>5277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284" calcext:value-type="float">
            <text:p>4284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043" calcext:value-type="float">
            <text:p>6043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265" calcext:value-type="float">
            <text:p>5265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722" calcext:value-type="float">
            <text:p>3722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577" calcext:value-type="float">
            <text:p>5577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170" calcext:value-type="float">
            <text:p>8170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178" calcext:value-type="float">
            <text:p>4178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624" calcext:value-type="float">
            <text:p>3624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125" calcext:value-type="float">
            <text:p>5125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558" calcext:value-type="float">
            <text:p>4558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217" calcext:value-type="float">
            <text:p>3217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104" calcext:value-type="float">
            <text:p>5104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46" calcext:value-type="float">
            <text:p>6846</text:p>
          </table:table-cell>
          <table:table-cell office:value-type="float" office:value="9558" calcext:value-type="float">
            <text:p>955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659" calcext:value-type="float">
            <text:p>3659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971" calcext:value-type="float">
            <text:p>2971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328" calcext:value-type="float">
            <text:p>4328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792" calcext:value-type="float">
            <text:p>3792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773" calcext:value-type="float">
            <text:p>2773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460" calcext:value-type="float">
            <text:p>4460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972" calcext:value-type="float">
            <text:p>5972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201" calcext:value-type="float">
            <text:p>3201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844" calcext:value-type="float">
            <text:p>2844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17" calcext:value-type="float">
            <text:p>4017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317" calcext:value-type="float">
            <text:p>3317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50" calcext:value-type="float">
            <text:p>255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87" calcext:value-type="float">
            <text:p>3887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267" calcext:value-type="float">
            <text:p>5267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87" calcext:value-type="float">
            <text:p>268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90" calcext:value-type="float">
            <text:p>2490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338" calcext:value-type="float">
            <text:p>3338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890" calcext:value-type="float">
            <text:p>2890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29" calcext:value-type="float">
            <text:p>2229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733" calcext:value-type="float">
            <text:p>3733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769" calcext:value-type="float">
            <text:p>4769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97" calcext:value-type="float">
            <text:p>2497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131" calcext:value-type="float">
            <text:p>213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24" calcext:value-type="float">
            <text:p>3024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615" calcext:value-type="float">
            <text:p>2615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945" calcext:value-type="float">
            <text:p>1945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909" calcext:value-type="float">
            <text:p>2909</text:p>
          </table:table-cell>
          <table:table-cell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739" calcext:value-type="float">
            <text:p>3739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40" calcext:value-type="float">
            <text:p>2040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940" calcext:value-type="float">
            <text:p>1940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633" calcext:value-type="float">
            <text:p>2633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103" calcext:value-type="float">
            <text:p>2103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67" calcext:value-type="float">
            <text:p>1567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31" calcext:value-type="float">
            <text:p>2331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021" calcext:value-type="float">
            <text:p>3021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07" calcext:value-type="float">
            <text:p>1707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641" calcext:value-type="float">
            <text:p>1641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66" calcext:value-type="float">
            <text:p>2066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72" calcext:value-type="float">
            <text:p>1772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313" calcext:value-type="float">
            <text:p>131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89" calcext:value-type="float">
            <text:p>2189</text:p>
          </table:table-cell>
          <table:table-cell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697" calcext:value-type="float">
            <text:p>2697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360" calcext:value-type="float">
            <text:p>1360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34" calcext:value-type="float">
            <text:p>1334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822" calcext:value-type="float">
            <text:p>1822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63" calcext:value-type="float">
            <text:p>1563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218" calcext:value-type="float">
            <text:p>121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35" calcext:value-type="float">
            <text:p>2235</text:p>
          </table:table-cell>
          <table:table-cell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50" calcext:value-type="float">
            <text:p>245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59" calcext:value-type="float">
            <text:p>1359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297" calcext:value-type="float">
            <text:p>129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770" calcext:value-type="float">
            <text:p>177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73" calcext:value-type="float">
            <text:p>1373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46" calcext:value-type="float">
            <text:p>1046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02" calcext:value-type="float">
            <text:p>2002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176" calcext:value-type="float">
            <text:p>117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45" calcext:value-type="float">
            <text:p>1245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52" calcext:value-type="float">
            <text:p>1552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49" calcext:value-type="float">
            <text:p>1149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61" calcext:value-type="float">
            <text:p>96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24" calcext:value-type="float">
            <text:p>1624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890" calcext:value-type="float">
            <text:p>189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74" calcext:value-type="float">
            <text:p>97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79" calcext:value-type="float">
            <text:p>979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387" calcext:value-type="float">
            <text:p>138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30" calcext:value-type="float">
            <text:p>1030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49" calcext:value-type="float">
            <text:p>84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42" calcext:value-type="float">
            <text:p>1542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756" calcext:value-type="float">
            <text:p>1756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97" calcext:value-type="float">
            <text:p>797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48" calcext:value-type="float">
            <text:p>848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98" calcext:value-type="float">
            <text:p>119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53" calcext:value-type="float">
            <text:p>953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17" calcext:value-type="float">
            <text:p>81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00" calcext:value-type="float">
            <text:p>1400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05" calcext:value-type="float">
            <text:p>160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23" calcext:value-type="float">
            <text:p>723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99" calcext:value-type="float">
            <text:p>69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58" calcext:value-type="float">
            <text:p>958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03" calcext:value-type="float">
            <text:p>90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33" calcext:value-type="float">
            <text:p>63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104" calcext:value-type="float">
            <text:p>1104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139" calcext:value-type="float">
            <text:p>113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35" calcext:value-type="float">
            <text:p>63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4" calcext:value-type="float">
            <text:p>604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43" calcext:value-type="float">
            <text:p>74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30" calcext:value-type="float">
            <text:p>63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41" calcext:value-type="float">
            <text:p>44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69" calcext:value-type="float">
            <text:p>769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64" calcext:value-type="float">
            <text:p>86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3" calcext:value-type="float">
            <text:p>50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96" calcext:value-type="float">
            <text:p>49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61" calcext:value-type="float">
            <text:p>66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57" calcext:value-type="float">
            <text:p>45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2" calcext:value-type="float">
            <text:p>40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72" calcext:value-type="float">
            <text:p>672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50" calcext:value-type="float">
            <text:p>65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6" calcext:value-type="float">
            <text:p>40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20" calcext:value-type="float">
            <text:p>42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53" calcext:value-type="float">
            <text:p>55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3" calcext:value-type="float">
            <text:p>393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84" calcext:value-type="float">
            <text:p>38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71" calcext:value-type="float">
            <text:p>57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07" calcext:value-type="float">
            <text:p>607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65" calcext:value-type="float">
            <text:p>36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31" calcext:value-type="float">
            <text:p>43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52" calcext:value-type="float">
            <text:p>55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11" calcext:value-type="float">
            <text:p>41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51" calcext:value-type="float">
            <text:p>45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58" calcext:value-type="float">
            <text:p>658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35" calcext:value-type="float">
            <text:p>43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6" calcext:value-type="float">
            <text:p>44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38" calcext:value-type="float">
            <text:p>538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01" calcext:value-type="float">
            <text:p>401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12" calcext:value-type="float">
            <text:p>412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98" calcext:value-type="float">
            <text:p>698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04" calcext:value-type="float">
            <text:p>704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35" calcext:value-type="float">
            <text:p>43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95" calcext:value-type="float">
            <text:p>395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12" calcext:value-type="float">
            <text:p>51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2" calcext:value-type="float">
            <text:p>40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73" calcext:value-type="float">
            <text:p>37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78" calcext:value-type="float">
            <text:p>57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25" calcext:value-type="float">
            <text:p>625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60" calcext:value-type="float">
            <text:p>36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50" calcext:value-type="float">
            <text:p>45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70" calcext:value-type="float">
            <text:p>47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72" calcext:value-type="float">
            <text:p>37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31" calcext:value-type="float">
            <text:p>43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34" calcext:value-type="float">
            <text:p>634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26" calcext:value-type="float">
            <text:p>52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23" calcext:value-type="float">
            <text:p>32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72" calcext:value-type="float">
            <text:p>37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4" calcext:value-type="float">
            <text:p>40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3" calcext:value-type="float">
            <text:p>35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12" calcext:value-type="float">
            <text:p>31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44" calcext:value-type="float">
            <text:p>544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64" calcext:value-type="float">
            <text:p>464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83" calcext:value-type="float">
            <text:p>283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9" calcext:value-type="float">
            <text:p>269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41" calcext:value-type="float">
            <text:p>34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84" calcext:value-type="float">
            <text:p>28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38" calcext:value-type="float">
            <text:p>23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57" calcext:value-type="float">
            <text:p>357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83" calcext:value-type="float">
            <text:p>383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2" calcext:value-type="float">
            <text:p>27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6" calcext:value-type="float">
            <text:p>25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8" calcext:value-type="float">
            <text:p>27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45" calcext:value-type="float">
            <text:p>24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7" calcext:value-type="float">
            <text:p>2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85" calcext:value-type="float">
            <text:p>28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84" calcext:value-type="float">
            <text:p>28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1" calcext:value-type="float">
            <text:p>22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0" calcext:value-type="float">
            <text:p>24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5" calcext:value-type="float">
            <text:p>26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40" calcext:value-type="float">
            <text:p>24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60" calcext:value-type="float">
            <text:p>26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98" calcext:value-type="float">
            <text:p>298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11" calcext:value-type="float">
            <text:p>31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47" calcext:value-type="float">
            <text:p>24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90" calcext:value-type="float">
            <text:p>29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3" calcext:value-type="float">
            <text:p>25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9" calcext:value-type="float">
            <text:p>25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92" calcext:value-type="float">
            <text:p>29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5" calcext:value-type="float">
            <text:p>43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11" calcext:value-type="float">
            <text:p>411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62" calcext:value-type="float">
            <text:p>26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77" calcext:value-type="float">
            <text:p>27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8" calcext:value-type="float">
            <text:p>26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66" calcext:value-type="float">
            <text:p>266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53" calcext:value-type="float">
            <text:p>35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43" calcext:value-type="float">
            <text:p>34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66" calcext:value-type="float">
            <text:p>26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1" calcext:value-type="float">
            <text:p>261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4" calcext:value-type="float">
            <text:p>284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5" calcext:value-type="float">
            <text:p>2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5" calcext:value-type="float">
            <text:p>25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86" calcext:value-type="float">
            <text:p>38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42" calcext:value-type="float">
            <text:p>34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0" calcext:value-type="float">
            <text:p>22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15" calcext:value-type="float">
            <text:p>21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36" calcext:value-type="float">
            <text:p>23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34" calcext:value-type="float">
            <text:p>33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4" calcext:value-type="float">
            <text:p>32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4" calcext:value-type="float">
            <text:p>2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6" calcext:value-type="float">
            <text:p>24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5" calcext:value-type="float">
            <text:p>25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3" calcext:value-type="float">
            <text:p>2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3" calcext:value-type="float">
            <text:p>25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42" calcext:value-type="float">
            <text:p>24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0" calcext:value-type="float">
            <text:p>23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4" calcext:value-type="float">
            <text:p>16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99" calcext:value-type="float">
            <text:p>19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4" calcext:value-type="float">
            <text:p>2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64" calcext:value-type="float">
            <text:p>26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7" calcext:value-type="float">
            <text:p>20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1" calcext:value-type="float">
            <text:p>18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7" calcext:value-type="float">
            <text:p>20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31" calcext:value-type="float">
            <text:p>23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0" calcext:value-type="float">
            <text:p>2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4" calcext:value-type="float">
            <text:p>2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9" calcext:value-type="float">
            <text:p>2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4" calcext:value-type="float">
            <text:p>22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7" calcext:value-type="float">
            <text:p>1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14" calcext:value-type="float">
            <text:p>2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8" calcext:value-type="float">
            <text:p>2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1" calcext:value-type="float">
            <text:p>2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4" calcext:value-type="float">
            <text:p>2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9" calcext:value-type="float">
            <text:p>2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0" calcext:value-type="float">
            <text:p>2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7" calcext:value-type="float">
            <text:p>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1" calcext:value-type="float">
            <text:p>2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4" calcext:value-type="float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1" calcext:value-type="float">
            <text:p>2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19" calcext:value-type="float">
            <text:p>2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13" calcext:value-type="float">
            <text:p>2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98" calcext:value-type="float">
            <text:p>1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70" calcext:value-type="float">
            <text:p>1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64" calcext:value-type="float">
            <text:p>1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8" calcext:value-type="float">
            <text:p>1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65" calcext:value-type="float">
            <text:p>1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3:51:56.893225772</dc:date>
    <dc:creator>Marcin Naw</dc:creator>
    <meta:document-statistic meta:table-count="1" meta:cell-count="3600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22cm" svg:height="16.808cm" xlink:href=".." xlink:type="simple" chart:class="chart:bar" chart:style-name="ch1">
        <chart:legend chart:legend-position="end" svg:x="36.957cm" svg:y="7.856cm" style:legend-expansion="high" chart:style-name="ch2"/>
        <chart:plot-area chart:style-name="ch3" table:cell-range-address="Sheet1.A1:Sheet1.C1200" chart:data-source-has-labels="column" svg:x="1.234cm" svg:y="1.479cm" svg:width="34.155cm" svg:height="14.573cm">
          <chartooo:coordinate-region svg:x="2.596cm" svg:y="1.678cm" svg:width="32.793cm" svg:height="13.32cm"/>
          <chart:axis chart:dimension="x" chart:name="primary-x" chart:style-name="ch4" chartooo:axis-type="auto">
            <chartooo:date-scale/>
            <chart:categories table:cell-range-address="Sheet1.A1:Sheet1.A1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00" chart:class="chart:bar">
            <chart:data-point chart:repeated="1200"/>
          </chart:series>
          <chart:series chart:style-name="ch8" chart:values-cell-range-address="Sheet1.C1:Sheet1.C1200" chart:class="chart:ba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00</svg:desc>
                </draw:g>
              </table:table-cell>
              <table:table-cell office:value-type="float" office:value="0">
                <text:p>0</text:p>
                <draw:g>
                  <svg:desc>Sheet1.B1:Sheet1.B1200</svg:desc>
                </draw:g>
              </table:table-cell>
              <table:table-cell office:value-type="float" office:value="0">
                <text:p>0</text:p>
                <draw:g>
                  <svg:desc>Sheet1.C1:Sheet1.C12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01">
                <text:p>1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33">
                <text:p>1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65">
                <text:p>6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03">
                <text:p>10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2">
                <text:p>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17">
                <text:p>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3">
                <text:p>15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53">
                <text:p>15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17">
                <text:p>1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74">
                <text:p>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4">
                <text:p>1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1">
                <text:p>17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27">
                <text:p>1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01">
                <text:p>1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2">
                <text:p>11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59">
                <text:p>15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76">
                <text:p>7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38">
                <text:p>13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75">
                <text:p>17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82">
                <text:p>8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82">
                <text:p>8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31">
                <text:p>1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99">
                <text:p>9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45">
                <text:p>14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99">
                <text:p>19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97">
                <text:p>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11">
                <text:p>1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64">
                <text:p>16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37">
                <text:p>1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73">
                <text:p>27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87">
                <text:p>28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47">
                <text:p>14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37">
                <text:p>13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85">
                <text:p>18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48">
                <text:p>14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37">
                <text:p>1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52">
                <text:p>25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05">
                <text:p>2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91">
                <text:p>19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42">
                <text:p>3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56">
                <text:p>2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3">
                <text:p>2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88">
                <text:p>38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19">
                <text:p>21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74">
                <text:p>27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99">
                <text:p>39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29">
                <text:p>32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18">
                <text:p>21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97">
                <text:p>3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426">
                <text:p>42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90">
                <text:p>19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32">
                <text:p>23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91">
                <text:p>29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57">
                <text:p>2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84">
                <text:p>18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97">
                <text:p>3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19">
                <text:p>31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09">
                <text:p>20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44">
                <text:p>24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02">
                <text:p>30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3">
                <text:p>24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25">
                <text:p>22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546">
                <text:p>54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654">
                <text:p>65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14">
                <text:p>31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25">
                <text:p>32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480">
                <text:p>48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413">
                <text:p>41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45">
                <text:p>34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621">
                <text:p>62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94">
                <text:p>59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440">
                <text:p>44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438">
                <text:p>43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674">
                <text:p>67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693">
                <text:p>69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26">
                <text:p>42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431">
                <text:p>43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4">
                <text:p>624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513">
                <text:p>51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443">
                <text:p>44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689">
                <text:p>68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692">
                <text:p>69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449">
                <text:p>4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462">
                <text:p>46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605">
                <text:p>60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48">
                <text:p>44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07">
                <text:p>40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45">
                <text:p>74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695">
                <text:p>69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431">
                <text:p>43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467">
                <text:p>46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659">
                <text:p>65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490">
                <text:p>49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466">
                <text:p>46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919">
                <text:p>91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770">
                <text:p>77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411">
                <text:p>4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90">
                <text:p>49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678">
                <text:p>67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499">
                <text:p>49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65">
                <text:p>46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942">
                <text:p>942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818">
                <text:p>81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472">
                <text:p>47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531">
                <text:p>53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678">
                <text:p>67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564">
                <text:p>56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07">
                <text:p>50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009">
                <text:p>100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938">
                <text:p>93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541">
                <text:p>54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676">
                <text:p>67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855">
                <text:p>85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714">
                <text:p>714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661">
                <text:p>66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260">
                <text:p>126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160">
                <text:p>116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59">
                <text:p>65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757">
                <text:p>75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100">
                <text:p>110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771">
                <text:p>77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808">
                <text:p>80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567">
                <text:p>1567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361">
                <text:p>1361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798">
                <text:p>79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949">
                <text:p>94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241">
                <text:p>1241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888">
                <text:p>88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884">
                <text:p>88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593">
                <text:p>1593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267">
                <text:p>1267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947">
                <text:p>94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062">
                <text:p>106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399">
                <text:p>139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045">
                <text:p>104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071">
                <text:p>1071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907">
                <text:p>190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601">
                <text:p>1601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028">
                <text:p>102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351">
                <text:p>135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518">
                <text:p>1518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096">
                <text:p>1096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268">
                <text:p>1268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284">
                <text:p>2284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821">
                <text:p>1821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214">
                <text:p>121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551">
                <text:p>1551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14">
                <text:p>191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309">
                <text:p>1309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362">
                <text:p>136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536">
                <text:p>2536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071">
                <text:p>2071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290">
                <text:p>129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765">
                <text:p>1765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170">
                <text:p>2170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536">
                <text:p>1536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41">
                <text:p>1841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562">
                <text:p>3562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787">
                <text:p>2787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72">
                <text:p>157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267">
                <text:p>226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621">
                <text:p>262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931">
                <text:p>193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078">
                <text:p>207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005">
                <text:p>400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225">
                <text:p>322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905">
                <text:p>190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678">
                <text:p>2678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072">
                <text:p>3072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207">
                <text:p>2207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246">
                <text:p>224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335">
                <text:p>4335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439">
                <text:p>3439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120">
                <text:p>212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748">
                <text:p>2748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386">
                <text:p>338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403">
                <text:p>240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695">
                <text:p>2695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681">
                <text:p>468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538">
                <text:p>3538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294">
                <text:p>2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194">
                <text:p>319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577">
                <text:p>3577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581">
                <text:p>2581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899">
                <text:p>2899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514">
                <text:p>5514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877">
                <text:p>3877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708">
                <text:p>270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550">
                <text:p>3550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058">
                <text:p>4058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821">
                <text:p>282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214">
                <text:p>3214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6001">
                <text:p>6001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576">
                <text:p>457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928">
                <text:p>292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997">
                <text:p>3997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585">
                <text:p>4585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332">
                <text:p>3332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840">
                <text:p>3840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7151">
                <text:p>7151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20">
                <text:p>4920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210">
                <text:p>32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226">
                <text:p>4226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04">
                <text:p>490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602">
                <text:p>3602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371">
                <text:p>4371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7902">
                <text:p>7902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615">
                <text:p>5615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661">
                <text:p>3661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13">
                <text:p>5013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842">
                <text:p>5842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217">
                <text:p>4217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989">
                <text:p>4989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9305">
                <text:p>9305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442">
                <text:p>6442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489">
                <text:p>448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6195">
                <text:p>619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897">
                <text:p>6897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018">
                <text:p>5018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253">
                <text:p>6253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1438">
                <text:p>11438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516">
                <text:p>7516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5392">
                <text:p>5392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280">
                <text:p>72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828">
                <text:p>7828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707">
                <text:p>5707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6700">
                <text:p>6700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964">
                <text:p>12964</text:p>
              </table:table-cell>
              <table:table-cell office:value-type="float" office:value="15871">
                <text:p>1587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8316">
                <text:p>8316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725">
                <text:p>5725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7962">
                <text:p>7962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8697">
                <text:p>8697</text:p>
              </table:table-cell>
              <table:table-cell office:value-type="float" office:value="9120">
                <text:p>912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6177">
                <text:p>617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8059">
                <text:p>8059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5393">
                <text:p>15393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9623">
                <text:p>9623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644">
                <text:p>664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267">
                <text:p>9267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0034">
                <text:p>100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162">
                <text:p>7162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9147">
                <text:p>9147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8325">
                <text:p>18325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0658">
                <text:p>10658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451">
                <text:p>7451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0993">
                <text:p>10993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1845">
                <text:p>11845</text:p>
              </table:table-cell>
              <table:table-cell office:value-type="float" office:value="11843">
                <text:p>11843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8606">
                <text:p>860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133">
                <text:p>11133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1994">
                <text:p>21994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3138">
                <text:p>13138</text:p>
              </table:table-cell>
              <table:table-cell office:value-type="float" office:value="13778">
                <text:p>1377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9205">
                <text:p>9205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2223">
                <text:p>12223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3497">
                <text:p>13497</text:p>
              </table:table-cell>
              <table:table-cell office:value-type="float" office:value="12943">
                <text:p>1294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0434">
                <text:p>10434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3474">
                <text:p>13474</text:p>
              </table:table-cell>
              <table:table-cell office:value-type="float" office:value="13437">
                <text:p>1343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6973">
                <text:p>26973</text:p>
              </table:table-cell>
              <table:table-cell office:value-type="float" office:value="32932">
                <text:p>3293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5658">
                <text:p>15658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890">
                <text:p>10890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4481">
                <text:p>14481</text:p>
              </table:table-cell>
              <table:table-cell office:value-type="float" office:value="14013">
                <text:p>1401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5762">
                <text:p>15762</text:p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2228">
                <text:p>12228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6339">
                <text:p>16339</text:p>
              </table:table-cell>
              <table:table-cell office:value-type="float" office:value="16603">
                <text:p>1660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4224">
                <text:p>34224</text:p>
              </table:table-cell>
              <table:table-cell office:value-type="float" office:value="40362">
                <text:p>4036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8515">
                <text:p>18515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2690">
                <text:p>12690</text:p>
              </table:table-cell>
              <table:table-cell office:value-type="float" office:value="10386">
                <text:p>10386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598">
                <text:p>16598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7618">
                <text:p>17618</text:p>
              </table:table-cell>
              <table:table-cell office:value-type="float" office:value="16713">
                <text:p>1671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3864">
                <text:p>13864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241">
                <text:p>19241</text:p>
              </table:table-cell>
              <table:table-cell office:value-type="float" office:value="25530">
                <text:p>2553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9904">
                <text:p>39904</text:p>
              </table:table-cell>
              <table:table-cell office:value-type="float" office:value="49433">
                <text:p>4943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1269">
                <text:p>21269</text:p>
              </table:table-cell>
              <table:table-cell office:value-type="float" office:value="23289">
                <text:p>2328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4515">
                <text:p>14515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8759">
                <text:p>18759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9552">
                <text:p>19552</text:p>
              </table:table-cell>
              <table:table-cell office:value-type="float" office:value="19295">
                <text:p>1929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6225">
                <text:p>16225</text:p>
              </table:table-cell>
              <table:table-cell office:value-type="float" office:value="12609">
                <text:p>1260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2976">
                <text:p>22976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0307">
                <text:p>50307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5360">
                <text:p>25360</text:p>
              </table:table-cell>
              <table:table-cell office:value-type="float" office:value="27228">
                <text:p>2722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7117">
                <text:p>17117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1757">
                <text:p>21757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2890">
                <text:p>22890</text:p>
              </table:table-cell>
              <table:table-cell office:value-type="float" office:value="22168">
                <text:p>2216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9093">
                <text:p>19093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7348">
                <text:p>27348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62718">
                <text:p>62718</text:p>
              </table:table-cell>
              <table:table-cell office:value-type="float" office:value="75035">
                <text:p>7503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9975">
                <text:p>29975</text:p>
              </table:table-cell>
              <table:table-cell office:value-type="float" office:value="31689">
                <text:p>3168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1173">
                <text:p>21173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6035">
                <text:p>26035</text:p>
              </table:table-cell>
              <table:table-cell office:value-type="float" office:value="24066">
                <text:p>2406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6668">
                <text:p>26668</text:p>
              </table:table-cell>
              <table:table-cell office:value-type="float" office:value="24381">
                <text:p>2438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2958">
                <text:p>22958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4948">
                <text:p>34948</text:p>
              </table:table-cell>
              <table:table-cell office:value-type="float" office:value="33064">
                <text:p>3306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80015">
                <text:p>80015</text:p>
              </table:table-cell>
              <table:table-cell office:value-type="float" office:value="89143">
                <text:p>8914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7483">
                <text:p>37483</text:p>
              </table:table-cell>
              <table:table-cell office:value-type="float" office:value="39220">
                <text:p>3922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3737">
                <text:p>23737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4509">
                <text:p>24509</text:p>
              </table:table-cell>
              <table:table-cell office:value-type="float" office:value="19339">
                <text:p>1933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6391">
                <text:p>26391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6296">
                <text:p>26296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0446">
                <text:p>50446</text:p>
              </table:table-cell>
              <table:table-cell office:value-type="float" office:value="49245">
                <text:p>4924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0378">
                <text:p>110378</text:p>
              </table:table-cell>
              <table:table-cell office:value-type="float" office:value="125665">
                <text:p>12566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3195">
                <text:p>53195</text:p>
              </table:table-cell>
              <table:table-cell office:value-type="float" office:value="60773">
                <text:p>6077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1822">
                <text:p>31822</text:p>
              </table:table-cell>
              <table:table-cell office:value-type="float" office:value="22856">
                <text:p>22856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9161">
                <text:p>29161</text:p>
              </table:table-cell>
              <table:table-cell office:value-type="float" office:value="24613">
                <text:p>2461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6702">
                <text:p>26702</text:p>
              </table:table-cell>
              <table:table-cell office:value-type="float" office:value="23832">
                <text:p>2383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0362">
                <text:p>20362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1186">
                <text:p>21186</text:p>
              </table:table-cell>
              <table:table-cell office:value-type="float" office:value="14440">
                <text:p>1444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6540">
                <text:p>26540</text:p>
              </table:table-cell>
              <table:table-cell office:value-type="float" office:value="16998">
                <text:p>1699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2723">
                <text:p>32723</text:p>
              </table:table-cell>
              <table:table-cell office:value-type="float" office:value="20429">
                <text:p>2042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1277">
                <text:p>51277</text:p>
              </table:table-cell>
              <table:table-cell office:value-type="float" office:value="35960">
                <text:p>3596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5049">
                <text:p>395049</text:p>
              </table:table-cell>
              <table:table-cell office:value-type="float" office:value="364447">
                <text:p>36444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0826">
                <text:p>50826</text:p>
              </table:table-cell>
              <table:table-cell office:value-type="float" office:value="36752">
                <text:p>36752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4145">
                <text:p>34145</text:p>
              </table:table-cell>
              <table:table-cell office:value-type="float" office:value="19761">
                <text:p>1976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5344">
                <text:p>25344</text:p>
              </table:table-cell>
              <table:table-cell office:value-type="float" office:value="17405">
                <text:p>1740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0659">
                <text:p>20659</text:p>
              </table:table-cell>
              <table:table-cell office:value-type="float" office:value="14657">
                <text:p>1465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0871">
                <text:p>20871</text:p>
              </table:table-cell>
              <table:table-cell office:value-type="float" office:value="15566">
                <text:p>1556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7693">
                <text:p>27693</text:p>
              </table:table-cell>
              <table:table-cell office:value-type="float" office:value="23421">
                <text:p>2342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9325">
                <text:p>29325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0409">
                <text:p>30409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53956">
                <text:p>53956</text:p>
              </table:table-cell>
              <table:table-cell office:value-type="float" office:value="54419">
                <text:p>5441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6471">
                <text:p>116471</text:p>
              </table:table-cell>
              <table:table-cell office:value-type="float" office:value="138571">
                <text:p>13857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0533">
                <text:p>50533</text:p>
              </table:table-cell>
              <table:table-cell office:value-type="float" office:value="52783">
                <text:p>5278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6609">
                <text:p>26609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6693">
                <text:p>26693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24804">
                <text:p>24804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22558">
                <text:p>22558</text:p>
              </table:table-cell>
              <table:table-cell office:value-type="float" office:value="16778">
                <text:p>16778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8337">
                <text:p>38337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83990">
                <text:p>83990</text:p>
              </table:table-cell>
              <table:table-cell office:value-type="float" office:value="87990">
                <text:p>8799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4921">
                <text:p>34921</text:p>
              </table:table-cell>
              <table:table-cell office:value-type="float" office:value="32568">
                <text:p>32568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2687">
                <text:p>22687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6829">
                <text:p>26829</text:p>
              </table:table-cell>
              <table:table-cell office:value-type="float" office:value="24671">
                <text:p>2467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5525">
                <text:p>25525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9896">
                <text:p>19896</text:p>
              </table:table-cell>
              <table:table-cell office:value-type="float" office:value="15826">
                <text:p>1582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1007">
                <text:p>31007</text:p>
              </table:table-cell>
              <table:table-cell office:value-type="float" office:value="30657">
                <text:p>3065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6586">
                <text:p>66586</text:p>
              </table:table-cell>
              <table:table-cell office:value-type="float" office:value="73568">
                <text:p>7356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8099">
                <text:p>28099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8257">
                <text:p>18257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2945">
                <text:p>22945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1732">
                <text:p>21732</text:p>
              </table:table-cell>
              <table:table-cell office:value-type="float" office:value="21145">
                <text:p>2114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6100">
                <text:p>16100</text:p>
              </table:table-cell>
              <table:table-cell office:value-type="float" office:value="13905">
                <text:p>1390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5797">
                <text:p>25797</text:p>
              </table:table-cell>
              <table:table-cell office:value-type="float" office:value="25751">
                <text:p>2575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53614">
                <text:p>53614</text:p>
              </table:table-cell>
              <table:table-cell office:value-type="float" office:value="57914">
                <text:p>5791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3209">
                <text:p>23209</text:p>
              </table:table-cell>
              <table:table-cell office:value-type="float" office:value="21759">
                <text:p>2175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5481">
                <text:p>15481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0562">
                <text:p>20562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9188">
                <text:p>19188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3943">
                <text:p>13943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1263">
                <text:p>21263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3070">
                <text:p>43070</text:p>
              </table:table-cell>
              <table:table-cell office:value-type="float" office:value="46731">
                <text:p>4673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9166">
                <text:p>19166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046">
                <text:p>13046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7085">
                <text:p>17085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6234">
                <text:p>16234</text:p>
              </table:table-cell>
              <table:table-cell office:value-type="float" office:value="15751">
                <text:p>1575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1650">
                <text:p>1165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8054">
                <text:p>18054</text:p>
              </table:table-cell>
              <table:table-cell office:value-type="float" office:value="17779">
                <text:p>17779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3991">
                <text:p>33991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5646">
                <text:p>15646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1320">
                <text:p>11320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5492">
                <text:p>15492</text:p>
              </table:table-cell>
              <table:table-cell office:value-type="float" office:value="14696">
                <text:p>1469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4665">
                <text:p>14665</text:p>
              </table:table-cell>
              <table:table-cell office:value-type="float" office:value="13132">
                <text:p>1313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834">
                <text:p>9834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4901">
                <text:p>14901</text:p>
              </table:table-cell>
              <table:table-cell office:value-type="float" office:value="15410">
                <text:p>1541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7031">
                <text:p>27031</text:p>
              </table:table-cell>
              <table:table-cell office:value-type="float" office:value="30247">
                <text:p>3024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3117">
                <text:p>13117</text:p>
              </table:table-cell>
              <table:table-cell office:value-type="float" office:value="13039">
                <text:p>1303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9583">
                <text:p>9583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3411">
                <text:p>13411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2445">
                <text:p>12445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8723">
                <text:p>8723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3526">
                <text:p>13526</text:p>
              </table:table-cell>
              <table:table-cell office:value-type="float" office:value="13925">
                <text:p>13925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3086">
                <text:p>23086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1234">
                <text:p>11234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8041">
                <text:p>804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1133">
                <text:p>11133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0817">
                <text:p>10817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7418">
                <text:p>7418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1488">
                <text:p>11488</text:p>
              </table:table-cell>
              <table:table-cell office:value-type="float" office:value="12267">
                <text:p>1226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8718">
                <text:p>18718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9564">
                <text:p>9564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7405">
                <text:p>7405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0320">
                <text:p>10320</text:p>
              </table:table-cell>
              <table:table-cell office:value-type="float" office:value="10659">
                <text:p>1065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379">
                <text:p>9379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623">
                <text:p>6623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9697">
                <text:p>9697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5649">
                <text:p>15649</text:p>
              </table:table-cell>
              <table:table-cell office:value-type="float" office:value="18919">
                <text:p>18919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8021">
                <text:p>8021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263">
                <text:p>6263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8822">
                <text:p>8822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8207">
                <text:p>8207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5704">
                <text:p>570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8299">
                <text:p>8299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860">
                <text:p>12860</text:p>
              </table:table-cell>
              <table:table-cell office:value-type="float" office:value="15558">
                <text:p>15558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42">
                <text:p>6842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334">
                <text:p>5334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7607">
                <text:p>7607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922">
                <text:p>6922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908">
                <text:p>490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7488">
                <text:p>7488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1428">
                <text:p>11428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916">
                <text:p>5916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701">
                <text:p>4701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732">
                <text:p>6732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023">
                <text:p>6023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244">
                <text:p>4244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342">
                <text:p>6342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9707">
                <text:p>9707</text:p>
              </table:table-cell>
              <table:table-cell office:value-type="float" office:value="12677">
                <text:p>1267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277">
                <text:p>5277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284">
                <text:p>4284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043">
                <text:p>6043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5265">
                <text:p>5265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722">
                <text:p>37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577">
                <text:p>5577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8170">
                <text:p>8170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4178">
                <text:p>4178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624">
                <text:p>3624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125">
                <text:p>5125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4558">
                <text:p>4558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217">
                <text:p>321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5104">
                <text:p>510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6846">
                <text:p>6846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659">
                <text:p>3659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971">
                <text:p>2971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328">
                <text:p>4328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792">
                <text:p>3792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773">
                <text:p>277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460">
                <text:p>4460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972">
                <text:p>5972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201">
                <text:p>320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844">
                <text:p>2844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017">
                <text:p>4017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317">
                <text:p>331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550">
                <text:p>255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887">
                <text:p>3887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267">
                <text:p>5267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687">
                <text:p>268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490">
                <text:p>249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338">
                <text:p>3338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890">
                <text:p>289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229">
                <text:p>222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733">
                <text:p>37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769">
                <text:p>4769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497">
                <text:p>249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31">
                <text:p>21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024">
                <text:p>302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615">
                <text:p>2615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945">
                <text:p>194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909">
                <text:p>290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739">
                <text:p>3739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040">
                <text:p>204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940">
                <text:p>194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633">
                <text:p>263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103">
                <text:p>210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567">
                <text:p>156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331">
                <text:p>233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3021">
                <text:p>3021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707">
                <text:p>170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41">
                <text:p>164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066">
                <text:p>206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772">
                <text:p>177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313">
                <text:p>131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189">
                <text:p>2189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697">
                <text:p>2697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360">
                <text:p>136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334">
                <text:p>133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822">
                <text:p>1822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563">
                <text:p>1563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218">
                <text:p>121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2235">
                <text:p>223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450">
                <text:p>2450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359">
                <text:p>135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297">
                <text:p>1297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70">
                <text:p>1770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373">
                <text:p>137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046">
                <text:p>104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002">
                <text:p>200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254">
                <text:p>2254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176">
                <text:p>117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245">
                <text:p>124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552">
                <text:p>1552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49">
                <text:p>114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961">
                <text:p>96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624">
                <text:p>1624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890">
                <text:p>1890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974">
                <text:p>97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979">
                <text:p>97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387">
                <text:p>138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030">
                <text:p>103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849">
                <text:p>84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542">
                <text:p>154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756">
                <text:p>1756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797">
                <text:p>79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848">
                <text:p>848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198">
                <text:p>1198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953">
                <text:p>95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817">
                <text:p>81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400">
                <text:p>140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605">
                <text:p>160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23">
                <text:p>72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699">
                <text:p>69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958">
                <text:p>95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903">
                <text:p>90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633">
                <text:p>63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104">
                <text:p>1104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139">
                <text:p>113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635">
                <text:p>63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604">
                <text:p>60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743">
                <text:p>74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630">
                <text:p>63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441">
                <text:p>44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69">
                <text:p>769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864">
                <text:p>86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03">
                <text:p>50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496">
                <text:p>49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661">
                <text:p>66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57">
                <text:p>45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402">
                <text:p>40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672">
                <text:p>67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650">
                <text:p>65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06">
                <text:p>40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420">
                <text:p>42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553">
                <text:p>55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93">
                <text:p>3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384">
                <text:p>38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571">
                <text:p>57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607">
                <text:p>607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65">
                <text:p>36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431">
                <text:p>43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52">
                <text:p>55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411">
                <text:p>4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51">
                <text:p>45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741">
                <text:p>74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58">
                <text:p>658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35">
                <text:p>43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446">
                <text:p>44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538">
                <text:p>53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401">
                <text:p>4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412">
                <text:p>41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698">
                <text:p>698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704">
                <text:p>70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435">
                <text:p>43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395">
                <text:p>39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512">
                <text:p>51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02">
                <text:p>402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73">
                <text:p>3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578">
                <text:p>57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625">
                <text:p>62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360">
                <text:p>3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450">
                <text:p>45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470">
                <text:p>47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72">
                <text:p>37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431">
                <text:p>43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34">
                <text:p>63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526">
                <text:p>52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323">
                <text:p>32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72">
                <text:p>37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404">
                <text:p>40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353">
                <text:p>35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312">
                <text:p>31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544">
                <text:p>544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464">
                <text:p>46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83">
                <text:p>28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69">
                <text:p>26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41">
                <text:p>34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284">
                <text:p>28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38">
                <text:p>23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57">
                <text:p>35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383">
                <text:p>383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72">
                <text:p>27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56">
                <text:p>25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278">
                <text:p>27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45">
                <text:p>24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27">
                <text:p>22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85">
                <text:p>28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284">
                <text:p>28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21">
                <text:p>2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240">
                <text:p>24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265">
                <text:p>26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240">
                <text:p>24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260">
                <text:p>26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298">
                <text:p>298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311">
                <text:p>31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47">
                <text:p>24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90">
                <text:p>29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53">
                <text:p>25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259">
                <text:p>25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292">
                <text:p>29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435">
                <text:p>43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411">
                <text:p>41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62">
                <text:p>2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277">
                <text:p>27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68">
                <text:p>26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81">
                <text:p>28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353">
                <text:p>35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343">
                <text:p>34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266">
                <text:p>26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261">
                <text:p>26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284">
                <text:p>28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255">
                <text:p>25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55">
                <text:p>2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386">
                <text:p>38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42">
                <text:p>34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220">
                <text:p>22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196">
                <text:p>19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20">
                <text:p>22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215">
                <text:p>2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36">
                <text:p>23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334">
                <text:p>33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324">
                <text:p>32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241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204">
                <text:p>20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46">
                <text:p>2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43">
                <text:p>2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230">
                <text:p>2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255">
                <text:p>25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23">
                <text:p>2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50">
                <text:p>2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250">
                <text:p>2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235">
                <text:p>23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253">
                <text:p>25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42">
                <text:p>24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230">
                <text:p>23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64">
                <text:p>16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216">
                <text:p>21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99">
                <text:p>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64">
                <text:p>26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207">
                <text:p>20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205">
                <text:p>2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07">
                <text:p>2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95">
                <text:p>19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81">
                <text:p>1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69">
                <text:p>16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03">
                <text:p>20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59">
                <text:p>1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07">
                <text:p>2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90">
                <text:p>19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177">
                <text:p>1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94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64">
                <text:p>1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31">
                <text:p>23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21">
                <text:p>2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220">
                <text:p>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94">
                <text:p>1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03">
                <text:p>20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67">
                <text:p>1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24">
                <text:p>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29">
                <text:p>2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24">
                <text:p>2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236">
                <text:p>2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206">
                <text:p>2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186">
                <text:p>1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231">
                <text:p>2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8">
                <text:p>2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202">
                <text:p>2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157">
                <text:p>1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14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238">
                <text:p>2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237">
                <text:p>2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21">
                <text:p>2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33">
                <text:p>2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244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29">
                <text:p>2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220">
                <text:p>2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209">
                <text:p>2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236">
                <text:p>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23">
                <text:p>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267">
                <text:p>2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57">
                <text:p>2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21">
                <text:p>2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224">
                <text:p>2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25">
                <text:p>2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51">
                <text:p>2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27">
                <text:p>2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31">
                <text:p>2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230">
                <text:p>2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217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219">
                <text:p>2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10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11">
                <text:p>2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225">
                <text:p>2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03">
                <text:p>2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207">
                <text:p>2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213">
                <text:p>2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98">
                <text:p>1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91">
                <text:p>1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86">
                <text:p>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86">
                <text:p>1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185">
                <text:p>1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70">
                <text:p>1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7">
                <text:p>2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60">
                <text:p>1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64">
                <text:p>1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61">
                <text:p>1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92">
                <text:p>1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58">
                <text:p>1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55">
                <text:p>1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89">
                <text:p>1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65">
                <text:p>1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1">
                <text:p>1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167">
                <text:p>1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52">
                <text:p>1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50">
                <text:p>1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37">
                <text:p>1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56">
                <text:p>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58">
                <text:p>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69">
                <text:p>1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147">
                <text:p>1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71">
                <text:p>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10">
                <text:p>1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143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20">
                <text:p>1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04">
                <text:p>1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7">
                <text:p>1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77">
                <text:p>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95">
                <text:p>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7cm" svg:height="15.074cm" xlink:href=".." xlink:type="simple" chart:class="chart:bar" chart:style-name="ch1">
        <chart:legend chart:legend-position="end" svg:x="30.104cm" svg:y="6.989cm" style:legend-expansion="high" chart:style-name="ch2"/>
        <chart:plot-area chart:style-name="ch3" table:cell-range-address="Sheet1.A450:Sheet1.C750" chart:data-source-has-labels="column" svg:x="2.884cm" svg:y="1.358cm" svg:width="27.711cm" svg:height="13.012cm">
          <chartooo:coordinate-region svg:x="4.246cm" svg:y="1.557cm" svg:width="26.349cm" svg:height="11.889cm"/>
          <chart:axis chart:dimension="x" chart:name="primary-x" chart:style-name="ch4" chartooo:axis-type="auto">
            <chartooo:date-scale/>
            <chart:categories table:cell-range-address="Sheet1.A450:Sheet1.A7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0:Sheet1.B750" chart:class="chart:bar">
            <chart:data-point chart:repeated="301"/>
          </chart:series>
          <chart:series chart:style-name="ch8" chart:values-cell-range-address="Sheet1.C450:Sheet1.C750" chart:class="chart:bar"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49">
                <text:p>450</text:p>
                <draw:g>
                  <svg:desc>Sheet1.A450:Sheet1.A750</svg:desc>
                </draw:g>
              </table:table-cell>
              <table:table-cell office:value-type="float" office:value="1841">
                <text:p>1841</text:p>
                <draw:g>
                  <svg:desc>Sheet1.B450:Sheet1.B750</svg:desc>
                </draw:g>
              </table:table-cell>
              <table:table-cell office:value-type="float" office:value="1787">
                <text:p>1787</text:p>
                <draw:g>
                  <svg:desc>Sheet1.C450:Sheet1.C750</svg:desc>
                </draw:g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562">
                <text:p>3562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787">
                <text:p>2787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72">
                <text:p>157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267">
                <text:p>2267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621">
                <text:p>262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931">
                <text:p>193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078">
                <text:p>207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005">
                <text:p>400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3225">
                <text:p>322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905">
                <text:p>1905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678">
                <text:p>2678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072">
                <text:p>3072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207">
                <text:p>2207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246">
                <text:p>224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335">
                <text:p>4335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439">
                <text:p>3439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120">
                <text:p>212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748">
                <text:p>2748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386">
                <text:p>3386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403">
                <text:p>2403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695">
                <text:p>2695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681">
                <text:p>4681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3538">
                <text:p>3538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294">
                <text:p>2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194">
                <text:p>319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577">
                <text:p>3577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581">
                <text:p>2581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899">
                <text:p>2899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514">
                <text:p>5514</text:p>
              </table:table-cell>
              <table:table-cell office:value-type="float" office:value="7422">
                <text:p>7422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3877">
                <text:p>3877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708">
                <text:p>270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550">
                <text:p>3550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058">
                <text:p>4058</text:p>
              </table:table-cell>
              <table:table-cell office:value-type="float" office:value="4739">
                <text:p>473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821">
                <text:p>2821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214">
                <text:p>3214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6001">
                <text:p>6001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576">
                <text:p>457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928">
                <text:p>2928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997">
                <text:p>3997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585">
                <text:p>4585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332">
                <text:p>3332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840">
                <text:p>3840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7151">
                <text:p>7151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20">
                <text:p>4920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210">
                <text:p>3210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226">
                <text:p>4226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04">
                <text:p>4904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3602">
                <text:p>3602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371">
                <text:p>4371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7902">
                <text:p>7902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615">
                <text:p>5615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3661">
                <text:p>3661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13">
                <text:p>5013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842">
                <text:p>5842</text:p>
              </table:table-cell>
              <table:table-cell office:value-type="float" office:value="6424">
                <text:p>642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217">
                <text:p>4217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989">
                <text:p>4989</text:p>
              </table:table-cell>
              <table:table-cell office:value-type="float" office:value="5285">
                <text:p>528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9305">
                <text:p>9305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442">
                <text:p>6442</text:p>
              </table:table-cell>
              <table:table-cell office:value-type="float" office:value="7401">
                <text:p>740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489">
                <text:p>448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6195">
                <text:p>619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897">
                <text:p>6897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018">
                <text:p>5018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253">
                <text:p>6253</text:p>
              </table:table-cell>
              <table:table-cell office:value-type="float" office:value="6318">
                <text:p>631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1438">
                <text:p>11438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7516">
                <text:p>7516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5392">
                <text:p>5392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7280">
                <text:p>728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7828">
                <text:p>7828</text:p>
              </table:table-cell>
              <table:table-cell office:value-type="float" office:value="7717">
                <text:p>771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707">
                <text:p>5707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6700">
                <text:p>6700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964">
                <text:p>12964</text:p>
              </table:table-cell>
              <table:table-cell office:value-type="float" office:value="15871">
                <text:p>1587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8316">
                <text:p>8316</text:p>
              </table:table-cell>
              <table:table-cell office:value-type="float" office:value="9432">
                <text:p>9432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725">
                <text:p>5725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7962">
                <text:p>7962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8697">
                <text:p>8697</text:p>
              </table:table-cell>
              <table:table-cell office:value-type="float" office:value="9120">
                <text:p>912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6177">
                <text:p>6177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8059">
                <text:p>8059</text:p>
              </table:table-cell>
              <table:table-cell office:value-type="float" office:value="8295">
                <text:p>8295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5393">
                <text:p>15393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9623">
                <text:p>9623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644">
                <text:p>664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9267">
                <text:p>9267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0034">
                <text:p>1003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7162">
                <text:p>7162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9147">
                <text:p>9147</text:p>
              </table:table-cell>
              <table:table-cell office:value-type="float" office:value="9356">
                <text:p>9356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8325">
                <text:p>18325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0658">
                <text:p>10658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451">
                <text:p>7451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0993">
                <text:p>10993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1845">
                <text:p>11845</text:p>
              </table:table-cell>
              <table:table-cell office:value-type="float" office:value="11843">
                <text:p>11843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8606">
                <text:p>860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133">
                <text:p>11133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1994">
                <text:p>21994</text:p>
              </table:table-cell>
              <table:table-cell office:value-type="float" office:value="26995">
                <text:p>2699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3138">
                <text:p>13138</text:p>
              </table:table-cell>
              <table:table-cell office:value-type="float" office:value="13778">
                <text:p>13778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9205">
                <text:p>9205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2223">
                <text:p>12223</text:p>
              </table:table-cell>
              <table:table-cell office:value-type="float" office:value="11949">
                <text:p>1194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3497">
                <text:p>13497</text:p>
              </table:table-cell>
              <table:table-cell office:value-type="float" office:value="12943">
                <text:p>1294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0434">
                <text:p>10434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3474">
                <text:p>13474</text:p>
              </table:table-cell>
              <table:table-cell office:value-type="float" office:value="13437">
                <text:p>13437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6973">
                <text:p>26973</text:p>
              </table:table-cell>
              <table:table-cell office:value-type="float" office:value="32932">
                <text:p>32932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5658">
                <text:p>15658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890">
                <text:p>10890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4481">
                <text:p>14481</text:p>
              </table:table-cell>
              <table:table-cell office:value-type="float" office:value="14013">
                <text:p>1401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5762">
                <text:p>15762</text:p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2228">
                <text:p>12228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6339">
                <text:p>16339</text:p>
              </table:table-cell>
              <table:table-cell office:value-type="float" office:value="16603">
                <text:p>1660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4224">
                <text:p>34224</text:p>
              </table:table-cell>
              <table:table-cell office:value-type="float" office:value="40362">
                <text:p>4036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8515">
                <text:p>18515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2690">
                <text:p>12690</text:p>
              </table:table-cell>
              <table:table-cell office:value-type="float" office:value="10386">
                <text:p>10386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598">
                <text:p>16598</text:p>
              </table:table-cell>
              <table:table-cell office:value-type="float" office:value="16388">
                <text:p>1638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7618">
                <text:p>17618</text:p>
              </table:table-cell>
              <table:table-cell office:value-type="float" office:value="16713">
                <text:p>1671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3864">
                <text:p>13864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241">
                <text:p>19241</text:p>
              </table:table-cell>
              <table:table-cell office:value-type="float" office:value="25530">
                <text:p>2553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39904">
                <text:p>39904</text:p>
              </table:table-cell>
              <table:table-cell office:value-type="float" office:value="49433">
                <text:p>4943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1269">
                <text:p>21269</text:p>
              </table:table-cell>
              <table:table-cell office:value-type="float" office:value="23289">
                <text:p>23289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4515">
                <text:p>14515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8759">
                <text:p>18759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9552">
                <text:p>19552</text:p>
              </table:table-cell>
              <table:table-cell office:value-type="float" office:value="19295">
                <text:p>1929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6225">
                <text:p>16225</text:p>
              </table:table-cell>
              <table:table-cell office:value-type="float" office:value="12609">
                <text:p>1260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2976">
                <text:p>22976</text:p>
              </table:table-cell>
              <table:table-cell office:value-type="float" office:value="25975">
                <text:p>2597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0307">
                <text:p>50307</text:p>
              </table:table-cell>
              <table:table-cell office:value-type="float" office:value="63787">
                <text:p>6378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5360">
                <text:p>25360</text:p>
              </table:table-cell>
              <table:table-cell office:value-type="float" office:value="27228">
                <text:p>27228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7117">
                <text:p>17117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1757">
                <text:p>21757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2890">
                <text:p>22890</text:p>
              </table:table-cell>
              <table:table-cell office:value-type="float" office:value="22168">
                <text:p>22168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9093">
                <text:p>19093</text:p>
              </table:table-cell>
              <table:table-cell office:value-type="float" office:value="15819">
                <text:p>1581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7348">
                <text:p>27348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62718">
                <text:p>62718</text:p>
              </table:table-cell>
              <table:table-cell office:value-type="float" office:value="75035">
                <text:p>7503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9975">
                <text:p>29975</text:p>
              </table:table-cell>
              <table:table-cell office:value-type="float" office:value="31689">
                <text:p>3168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1173">
                <text:p>21173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6035">
                <text:p>26035</text:p>
              </table:table-cell>
              <table:table-cell office:value-type="float" office:value="24066">
                <text:p>2406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6668">
                <text:p>26668</text:p>
              </table:table-cell>
              <table:table-cell office:value-type="float" office:value="24381">
                <text:p>2438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2958">
                <text:p>22958</text:p>
              </table:table-cell>
              <table:table-cell office:value-type="float" office:value="17928">
                <text:p>1792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4948">
                <text:p>34948</text:p>
              </table:table-cell>
              <table:table-cell office:value-type="float" office:value="33064">
                <text:p>3306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80015">
                <text:p>80015</text:p>
              </table:table-cell>
              <table:table-cell office:value-type="float" office:value="89143">
                <text:p>89143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37483">
                <text:p>37483</text:p>
              </table:table-cell>
              <table:table-cell office:value-type="float" office:value="39220">
                <text:p>3922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3737">
                <text:p>23737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4509">
                <text:p>24509</text:p>
              </table:table-cell>
              <table:table-cell office:value-type="float" office:value="19339">
                <text:p>19339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6391">
                <text:p>26391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6296">
                <text:p>26296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0446">
                <text:p>50446</text:p>
              </table:table-cell>
              <table:table-cell office:value-type="float" office:value="49245">
                <text:p>4924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0378">
                <text:p>110378</text:p>
              </table:table-cell>
              <table:table-cell office:value-type="float" office:value="125665">
                <text:p>12566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3195">
                <text:p>53195</text:p>
              </table:table-cell>
              <table:table-cell office:value-type="float" office:value="60773">
                <text:p>6077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1822">
                <text:p>31822</text:p>
              </table:table-cell>
              <table:table-cell office:value-type="float" office:value="22856">
                <text:p>22856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9161">
                <text:p>29161</text:p>
              </table:table-cell>
              <table:table-cell office:value-type="float" office:value="24613">
                <text:p>2461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6702">
                <text:p>26702</text:p>
              </table:table-cell>
              <table:table-cell office:value-type="float" office:value="23832">
                <text:p>2383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0362">
                <text:p>20362</text:p>
              </table:table-cell>
              <table:table-cell office:value-type="float" office:value="15897">
                <text:p>1589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1186">
                <text:p>21186</text:p>
              </table:table-cell>
              <table:table-cell office:value-type="float" office:value="14440">
                <text:p>1444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6540">
                <text:p>26540</text:p>
              </table:table-cell>
              <table:table-cell office:value-type="float" office:value="16998">
                <text:p>1699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2723">
                <text:p>32723</text:p>
              </table:table-cell>
              <table:table-cell office:value-type="float" office:value="20429">
                <text:p>2042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1277">
                <text:p>51277</text:p>
              </table:table-cell>
              <table:table-cell office:value-type="float" office:value="35960">
                <text:p>3596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95049">
                <text:p>395049</text:p>
              </table:table-cell>
              <table:table-cell office:value-type="float" office:value="364447">
                <text:p>36444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0826">
                <text:p>50826</text:p>
              </table:table-cell>
              <table:table-cell office:value-type="float" office:value="36752">
                <text:p>36752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4145">
                <text:p>34145</text:p>
              </table:table-cell>
              <table:table-cell office:value-type="float" office:value="19761">
                <text:p>1976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5344">
                <text:p>25344</text:p>
              </table:table-cell>
              <table:table-cell office:value-type="float" office:value="17405">
                <text:p>1740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0659">
                <text:p>20659</text:p>
              </table:table-cell>
              <table:table-cell office:value-type="float" office:value="14657">
                <text:p>1465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0871">
                <text:p>20871</text:p>
              </table:table-cell>
              <table:table-cell office:value-type="float" office:value="15566">
                <text:p>1556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7693">
                <text:p>27693</text:p>
              </table:table-cell>
              <table:table-cell office:value-type="float" office:value="23421">
                <text:p>23421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9325">
                <text:p>29325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0409">
                <text:p>30409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53956">
                <text:p>53956</text:p>
              </table:table-cell>
              <table:table-cell office:value-type="float" office:value="54419">
                <text:p>5441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6471">
                <text:p>116471</text:p>
              </table:table-cell>
              <table:table-cell office:value-type="float" office:value="138571">
                <text:p>13857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50533">
                <text:p>50533</text:p>
              </table:table-cell>
              <table:table-cell office:value-type="float" office:value="52783">
                <text:p>52783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6609">
                <text:p>26609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6693">
                <text:p>26693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24804">
                <text:p>24804</text:p>
              </table:table-cell>
              <table:table-cell office:value-type="float" office:value="19279">
                <text:p>19279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22558">
                <text:p>22558</text:p>
              </table:table-cell>
              <table:table-cell office:value-type="float" office:value="16778">
                <text:p>16778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8337">
                <text:p>38337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83990">
                <text:p>83990</text:p>
              </table:table-cell>
              <table:table-cell office:value-type="float" office:value="87990">
                <text:p>8799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4921">
                <text:p>34921</text:p>
              </table:table-cell>
              <table:table-cell office:value-type="float" office:value="32568">
                <text:p>32568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2687">
                <text:p>22687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6829">
                <text:p>26829</text:p>
              </table:table-cell>
              <table:table-cell office:value-type="float" office:value="24671">
                <text:p>24671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5525">
                <text:p>25525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9896">
                <text:p>19896</text:p>
              </table:table-cell>
              <table:table-cell office:value-type="float" office:value="15826">
                <text:p>1582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31007">
                <text:p>31007</text:p>
              </table:table-cell>
              <table:table-cell office:value-type="float" office:value="30657">
                <text:p>30657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6586">
                <text:p>66586</text:p>
              </table:table-cell>
              <table:table-cell office:value-type="float" office:value="73568">
                <text:p>73568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8099">
                <text:p>28099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8257">
                <text:p>18257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2945">
                <text:p>22945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21732">
                <text:p>21732</text:p>
              </table:table-cell>
              <table:table-cell office:value-type="float" office:value="21145">
                <text:p>2114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6100">
                <text:p>16100</text:p>
              </table:table-cell>
              <table:table-cell office:value-type="float" office:value="13905">
                <text:p>1390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5797">
                <text:p>25797</text:p>
              </table:table-cell>
              <table:table-cell office:value-type="float" office:value="25751">
                <text:p>2575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53614">
                <text:p>53614</text:p>
              </table:table-cell>
              <table:table-cell office:value-type="float" office:value="57914">
                <text:p>5791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23209">
                <text:p>23209</text:p>
              </table:table-cell>
              <table:table-cell office:value-type="float" office:value="21759">
                <text:p>2175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5481">
                <text:p>15481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20562">
                <text:p>20562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9188">
                <text:p>19188</text:p>
              </table:table-cell>
              <table:table-cell office:value-type="float" office:value="18197">
                <text:p>18197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3943">
                <text:p>13943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1263">
                <text:p>21263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3070">
                <text:p>43070</text:p>
              </table:table-cell>
              <table:table-cell office:value-type="float" office:value="46731">
                <text:p>4673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9166">
                <text:p>19166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046">
                <text:p>13046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7085">
                <text:p>17085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6234">
                <text:p>16234</text:p>
              </table:table-cell>
              <table:table-cell office:value-type="float" office:value="15751">
                <text:p>1575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1650">
                <text:p>1165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8054">
                <text:p>18054</text:p>
              </table:table-cell>
              <table:table-cell office:value-type="float" office:value="17779">
                <text:p>17779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33991">
                <text:p>33991</text:p>
              </table:table-cell>
              <table:table-cell office:value-type="float" office:value="37091">
                <text:p>3709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5646">
                <text:p>15646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1320">
                <text:p>11320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5492">
                <text:p>15492</text:p>
              </table:table-cell>
              <table:table-cell office:value-type="float" office:value="14696">
                <text:p>1469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4665">
                <text:p>14665</text:p>
              </table:table-cell>
              <table:table-cell office:value-type="float" office:value="13132">
                <text:p>1313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9834">
                <text:p>9834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4901">
                <text:p>14901</text:p>
              </table:table-cell>
              <table:table-cell office:value-type="float" office:value="15410">
                <text:p>1541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27031">
                <text:p>27031</text:p>
              </table:table-cell>
              <table:table-cell office:value-type="float" office:value="30247">
                <text:p>3024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3117">
                <text:p>13117</text:p>
              </table:table-cell>
              <table:table-cell office:value-type="float" office:value="13039">
                <text:p>13039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9583">
                <text:p>9583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3411">
                <text:p>13411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2445">
                <text:p>12445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8723">
                <text:p>8723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3526">
                <text:p>13526</text:p>
              </table:table-cell>
              <table:table-cell office:value-type="float" office:value="13925">
                <text:p>13925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3086">
                <text:p>23086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1234">
                <text:p>11234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8041">
                <text:p>8041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1133">
                <text:p>11133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0817">
                <text:p>10817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7418">
                <text:p>7418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1488">
                <text:p>11488</text:p>
              </table:table-cell>
              <table:table-cell office:value-type="float" office:value="12267">
                <text:p>1226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8718">
                <text:p>18718</text:p>
              </table:table-cell>
              <table:table-cell office:value-type="float" office:value="21916">
                <text:p>21916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9564">
                <text:p>9564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7405">
                <text:p>7405</text:p>
              </table:table-cell>
              <table:table-cell office:value-type="float" office:value="6781">
                <text:p>678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10320">
                <text:p>10320</text:p>
              </table:table-cell>
              <table:table-cell office:value-type="float" office:value="10659">
                <text:p>1065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379">
                <text:p>9379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623">
                <text:p>6623</text:p>
              </table:table-cell>
              <table:table-cell office:value-type="float" office:value="5844">
                <text:p>584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9697">
                <text:p>9697</text:p>
              </table:table-cell>
              <table:table-cell office:value-type="float" office:value="10430">
                <text:p>1043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5649">
                <text:p>15649</text:p>
              </table:table-cell>
              <table:table-cell office:value-type="float" office:value="18919">
                <text:p>18919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8021">
                <text:p>8021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263">
                <text:p>6263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8822">
                <text:p>8822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8207">
                <text:p>8207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5704">
                <text:p>570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8299">
                <text:p>8299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860">
                <text:p>12860</text:p>
              </table:table-cell>
              <table:table-cell office:value-type="float" office:value="15558">
                <text:p>15558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42">
                <text:p>6842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334">
                <text:p>5334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7607">
                <text:p>7607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922">
                <text:p>6922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908">
                <text:p>490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7488">
                <text:p>7488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1428">
                <text:p>11428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5916">
                <text:p>5916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701">
                <text:p>4701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732">
                <text:p>6732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023">
                <text:p>6023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244">
                <text:p>4244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342">
                <text:p>6342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9707">
                <text:p>9707</text:p>
              </table:table-cell>
              <table:table-cell office:value-type="float" office:value="12677">
                <text:p>1267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277">
                <text:p>5277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4284">
                <text:p>4284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043">
                <text:p>6043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5265">
                <text:p>5265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722">
                <text:p>37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577">
                <text:p>5577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8170">
                <text:p>8170</text:p>
              </table:table-cell>
              <table:table-cell office:value-type="float" office:value="11246">
                <text:p>11246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4178">
                <text:p>4178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624">
                <text:p>3624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5125">
                <text:p>5125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4558">
                <text:p>4558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217">
                <text:p>3217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5104">
                <text:p>5104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6846">
                <text:p>6846</text:p>
              </table:table-cell>
              <table:table-cell office:value-type="float" office:value="9558">
                <text:p>9558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659">
                <text:p>3659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971">
                <text:p>2971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4328">
                <text:p>4328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792">
                <text:p>3792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773">
                <text:p>2773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460">
                <text:p>4460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972">
                <text:p>5972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201">
                <text:p>3201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844">
                <text:p>2844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4017">
                <text:p>4017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3317">
                <text:p>331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550">
                <text:p>255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887">
                <text:p>3887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267">
                <text:p>5267</text:p>
              </table:table-cell>
              <table:table-cell office:value-type="float" office:value="7357">
                <text:p>7357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687">
                <text:p>2687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490">
                <text:p>249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3338">
                <text:p>3338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890">
                <text:p>289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229">
                <text:p>222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733">
                <text:p>37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769">
                <text:p>4769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497">
                <text:p>2497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31">
                <text:p>21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024">
                <text:p>302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615">
                <text:p>2615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945">
                <text:p>1945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909">
                <text:p>290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739">
                <text:p>3739</text:p>
              </table:table-cell>
              <table:table-cell office:value-type="float" office:value="4557">
                <text:p>455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040">
                <text:p>2040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1940">
                <text:p>194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633">
                <text:p>2633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103">
                <text:p>2103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567">
                <text:p>1567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331">
                <text:p>233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3021">
                <text:p>3021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707">
                <text:p>170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41">
                <text:p>164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066">
                <text:p>206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772">
                <text:p>1772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313">
                <text:p>1313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189">
                <text:p>2189</text:p>
              </table:table-cell>
              <table:table-cell office:value-type="float" office:value="2623">
                <text:p>2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